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swiss" style:font-pitch="variable"/>
    <style:font-face style:name="Carlito1" svg:font-family="Carlito" style:font-adornments="Bold" style:font-family-generic="swiss" style:font-pitch="variable"/>
    <style:font-face style:name="Carlito2" svg:font-family="Carlito" style:font-adornments="Regular" style:font-family-generic="swiss" style:font-pitch="variable"/>
    <style:font-face style:name="Cousine" svg:font-family="Cousine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Default_7e_LT_7e_Titel">
      <style:paragraph-properties fo:margin-top="0.1654in" fo:margin-bottom="0.1374in" style:contextual-spacing="false" fo:text-align="start" style:justify-single-word="false">
        <style:tab-stops>
          <style:tab-stop style:position="0.8752in"/>
        </style:tab-stops>
      </style:paragraph-properties>
      <style:text-properties officeooo:paragraph-rsid="0016a4ce"/>
    </style:style>
    <style:style style:name="P2" style:family="paragraph" style:parent-style-name="Standard">
      <style:text-properties officeooo:paragraph-rsid="0016a4ce"/>
    </style:style>
    <style:style style:name="P3" style:family="paragraph" style:parent-style-name="Default_7e_LT_7e_Titel">
      <style:paragraph-properties fo:margin-top="0.1654in" fo:margin-bottom="0.1374in" style:contextual-spacing="false" fo:text-align="start" style:justify-single-word="false">
        <style:tab-stops>
          <style:tab-stop style:position="0.8752in"/>
        </style:tab-stops>
      </style:paragraph-properties>
      <style:text-properties officeooo:paragraph-rsid="00289130"/>
    </style:style>
    <style:style style:name="P4" style:family="paragraph" style:parent-style-name="Standard">
      <style:paragraph-properties>
        <style:tab-stops>
          <style:tab-stop style:position="0.9984in"/>
        </style:tab-stops>
      </style:paragraph-properties>
      <style:text-properties officeooo:paragraph-rsid="0016a4ce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8" style:family="paragraph" style:parent-style-name="Text_20_body" style:list-style-name="Numbering_20_123">
      <loext:graphic-properties draw:fill="none"/>
      <style:paragraph-properties fo:margin-left="0in" fo:margin-right="0in" fo:margin-top="0in" fo:margin-bottom="0.0201in" style:contextual-spacing="false" fo:line-height="120%" fo:text-indent="0in" style:auto-text-indent="false" fo:background-color="transparent">
        <style:tab-stops/>
      </style:paragraph-properties>
      <style:text-properties style:font-name="Carlito" fo:font-size="11pt" officeooo:rsid="0016a4ce" officeooo:paragraph-rsid="001f1468" style:font-size-asian="11pt" style:font-size-complex="11pt"/>
    </style:style>
    <style:style style:name="P9" style:family="paragraph" style:parent-style-name="Text_20_body">
      <style:paragraph-properties fo:margin-top="0in" fo:margin-bottom="0.0972in" style:contextual-spacing="false" fo:line-height="120%"/>
      <style:text-properties style:font-name="Carlito" fo:font-size="11pt" officeooo:rsid="0016a4ce" style:font-size-asian="11pt" style:font-size-complex="11pt"/>
    </style:style>
    <style:style style:name="P10" style:family="paragraph" style:parent-style-name="Heading_20_1">
      <style:text-properties officeooo:paragraph-rsid="00361279"/>
    </style:style>
    <style:style style:name="P11" style:family="paragraph" style:parent-style-name="Text_20_body" style:list-style-name="L1"/>
    <style:style style:name="P12" style:family="paragraph" style:parent-style-name="Text_20_body">
      <style:text-properties fo:font-size="11pt" style:font-size-asian="11pt" style:font-size-complex="11pt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>
      <style:text-properties fo:font-size="11pt" style:font-size-asian="11pt" style:font-size-complex="11pt"/>
    </style:style>
    <style:style style:name="P16" style:family="paragraph" style:parent-style-name="Text_20_body" style:list-style-name="L5"/>
    <style:style style:name="P17" style:family="paragraph" style:parent-style-name="Text_20_body" style:list-style-name="L6">
      <style:text-properties fo:font-size="11pt" style:font-size-asian="11pt" style:font-size-complex="11pt"/>
    </style:style>
    <style:style style:name="P18" style:family="paragraph" style:parent-style-name="Text_20_body" style:list-style-name="L7"/>
    <style:style style:name="P19" style:family="paragraph" style:parent-style-name="Heading_20_2">
      <style:paragraph-properties fo:break-before="page" fo:keep-with-next="always"/>
    </style:style>
    <style:style style:name="P20" style:family="paragraph" style:parent-style-name="Text_20_body">
      <style:text-properties style:font-name="Carlito" fo:font-size="11pt" officeooo:rsid="0016a4ce" officeooo:paragraph-rsid="00377f04" style:font-size-asian="11pt" style:font-size-complex="11pt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377f04"/>
    </style:style>
    <style:style style:name="P22" style:family="paragraph" style:parent-style-name="Text_20_body" style:list-style-name="L8">
      <style:paragraph-properties fo:margin-top="0in" fo:margin-bottom="0in" style:contextual-spacing="false"/>
      <style:text-properties fo:font-size="11pt" officeooo:paragraph-rsid="00377f04" style:font-size-asian="11pt" style:font-size-complex="11pt"/>
    </style:style>
    <style:style style:name="P23" style:family="paragraph" style:parent-style-name="Text_20_body" style:list-style-name="L8">
      <style:paragraph-properties fo:margin-top="0in" fo:margin-bottom="0in" style:contextual-spacing="false"/>
      <style:text-properties fo:font-size="11pt" officeooo:paragraph-rsid="003abd2f" style:font-size-asian="11pt" style:font-size-complex="11pt"/>
    </style:style>
    <style:style style:name="P24" style:family="paragraph" style:parent-style-name="Text_20_body">
      <style:paragraph-properties fo:margin-top="0in" fo:margin-bottom="0in" style:contextual-spacing="false"/>
      <style:text-properties fo:font-size="11pt" officeooo:paragraph-rsid="003abd2f" style:font-size-asian="11pt" style:font-size-complex="11pt"/>
    </style:style>
    <style:style style:name="P25" style:family="paragraph" style:parent-style-name="Preformatted_20_Text">
      <style:text-properties fo:font-weight="normal" style:font-weight-asian="normal" style:font-weight-complex="normal"/>
    </style:style>
    <style:style style:name="P26" style:family="paragraph" style:parent-style-name="Text_20_body">
      <style:text-properties officeooo:paragraph-rsid="00377f04"/>
    </style:style>
    <style:style style:name="P27" style:family="paragraph" style:parent-style-name="Heading_20_1">
      <style:text-properties officeooo:paragraph-rsid="003775a9"/>
    </style:style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Text_20_body" style:list-style-name="L11"/>
    <style:style style:name="P31" style:family="paragraph" style:parent-style-name="Text_20_body" style:list-style-name="L12">
      <style:text-properties fo:font-size="11pt" style:font-size-asian="11pt" style:font-size-complex="11pt"/>
    </style:style>
    <style:style style:name="P32" style:family="paragraph" style:parent-style-name="Text_20_body" style:list-style-name="L13"/>
    <style:style style:name="P33" style:family="paragraph" style:parent-style-name="Text_20_body" style:list-style-name="L14">
      <style:text-properties fo:font-size="11pt" style:font-size-asian="11pt" style:font-size-complex="11pt"/>
    </style:style>
    <style:style style:name="P34" style:family="paragraph" style:parent-style-name="Text_20_body" style:list-style-name="L15">
      <style:text-properties officeooo:paragraph-rsid="003775a9"/>
    </style:style>
    <style:style style:name="P35" style:family="paragraph" style:parent-style-name="Text_20_body" style:list-style-name="L15"/>
    <style:style style:name="P36" style:family="paragraph" style:parent-style-name="Heading_20_2">
      <style:paragraph-properties fo:break-before="page"/>
      <style:text-properties officeooo:paragraph-rsid="0037a2d4"/>
    </style:style>
    <style:style style:name="P37" style:family="paragraph" style:parent-style-name="Text_20_body">
      <style:text-properties officeooo:paragraph-rsid="0037a2d4"/>
    </style:style>
    <style:style style:name="P38" style:family="paragraph" style:parent-style-name="Text_20_body">
      <style:paragraph-properties fo:margin-top="0in" fo:margin-bottom="0.1965in" style:contextual-spacing="false" fo:line-height="120%"/>
      <style:text-properties officeooo:paragraph-rsid="0037a2d4"/>
    </style:style>
    <style:style style:name="P39" style:family="paragraph" style:parent-style-name="Heading_20_1">
      <style:text-properties officeooo:paragraph-rsid="0037a2d4"/>
    </style:style>
    <style:style style:name="P40" style:family="paragraph" style:parent-style-name="Text_20_body" style:list-style-name="L16">
      <style:text-properties officeooo:paragraph-rsid="00377f04"/>
    </style:style>
    <style:style style:name="P41" style:family="paragraph" style:parent-style-name="Text_20_body">
      <style:text-properties fo:font-size="11pt" officeooo:paragraph-rsid="00377f04" style:font-size-asian="11pt" style:font-size-complex="11pt"/>
    </style:style>
    <style:style style:name="P42" style:family="paragraph" style:parent-style-name="Text_20_body" style:list-style-name="L17">
      <style:text-properties officeooo:paragraph-rsid="00377f04"/>
    </style:style>
    <style:style style:name="P43" style:family="paragraph" style:parent-style-name="Text_20_body" style:list-style-name="L18">
      <style:text-properties officeooo:paragraph-rsid="00377f04"/>
    </style:style>
    <style:style style:name="P44" style:family="paragraph" style:parent-style-name="Text_20_body" style:list-style-name="L19">
      <style:text-properties fo:font-size="11pt" officeooo:paragraph-rsid="00377f04" style:font-size-asian="11pt" style:font-size-complex="11pt"/>
    </style:style>
    <style:style style:name="P45" style:family="paragraph" style:parent-style-name="Text_20_body" style:list-style-name="L20">
      <style:text-properties officeooo:paragraph-rsid="00377f04"/>
    </style:style>
    <style:style style:name="P46" style:family="paragraph" style:parent-style-name="Text_20_body" style:list-style-name="L21">
      <style:text-properties fo:font-size="11pt" officeooo:paragraph-rsid="00377f04" style:font-size-asian="11pt" style:font-size-complex="11pt"/>
    </style:style>
    <style:style style:name="P47" style:family="paragraph" style:parent-style-name="Text_20_body" style:list-style-name="L22">
      <style:text-properties officeooo:paragraph-rsid="00377f04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Text_20_body">
      <style:text-properties officeooo:paragraph-rsid="002c2743"/>
    </style:style>
    <style:style style:name="P50" style:family="paragraph" style:parent-style-name="Text_20_body">
      <style:text-properties fo:font-size="11pt" officeooo:rsid="002c2743" officeooo:paragraph-rsid="002c2743" style:font-size-asian="11pt" style:font-size-complex="11pt"/>
    </style:style>
    <style:style style:name="P51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fo:font-family="'Liberation Sans'" style:font-family-generic="roman" style:font-pitch="variable" fo:font-size="13.5pt" fo:font-weight="bold" style:font-size-asian="13.5pt" style:font-weight-asian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42pt" fo:font-style="normal" fo:text-shadow="none" style:text-underline-style="none" fo:font-weight="bold" style:letter-kerning="true" style:font-name-asian="Noto Sans" style:font-size-asian="42pt" style:font-style-asian="normal" style:font-weight-asian="bold" style:font-name-complex="Noto Sans" style:font-size-complex="42pt" style:font-style-complex="normal" style:text-emphasize="none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42pt" fo:font-style="normal" fo:text-shadow="none" style:text-underline-style="none" fo:font-weight="bold" officeooo:rsid="002c52c5" style:letter-kerning="true" style:font-name-asian="Noto Sans" style:font-size-asian="42pt" style:font-style-asian="normal" style:font-weight-asian="bold" style:font-name-complex="Noto Sans" style:font-size-complex="42pt" style:font-style-complex="normal" style:text-emphasize="none"/>
    </style:style>
    <style:style style:name="T4" style:family="text">
      <style:text-properties fo:font-family="'Liberation Sans'" style:font-family-generic="roman" style:font-pitch="variable" fo:font-size="42pt" fo:font-weight="bold" style:font-size-asian="42pt" style:font-weight-asian="bold" style:font-size-complex="42pt"/>
    </style:style>
    <style:style style:name="T5" style:family="text">
      <style:text-properties fo:font-family="'Liberation Sans'" style:font-family-generic="roman" style:font-pitch="variable" fo:font-size="31.5pt" fo:font-weight="bold" style:font-size-asian="31.5pt" style:font-weight-asian="bold" style:font-size-complex="31.5pt"/>
    </style:style>
    <style:style style:name="T6" style:family="text">
      <style:text-properties fo:font-family="'Liberation Sans'" style:font-family-generic="roman" style:font-pitch="variable" fo:font-size="26pt" style:font-size-asian="26pt" style:font-size-complex="26pt"/>
    </style:style>
    <style:style style:name="T7" style:family="text">
      <style:text-properties style:font-name="Carlito" fo:font-size="42pt" fo:font-style="normal" fo:font-weight="bold" officeooo:rsid="0016a4ce" style:font-size-asian="42pt" style:font-style-asian="normal" style:font-weight-asian="bold" style:font-size-complex="42pt" style:font-style-complex="normal"/>
    </style:style>
    <style:style style:name="T8" style:family="text">
      <style:text-properties style:font-name="Carlito" fo:font-size="42pt" fo:font-style="normal" fo:font-weight="bold" officeooo:rsid="001145aa" style:font-size-asian="42pt" style:font-style-asian="normal" style:font-weight-asian="bold" style:font-size-complex="42pt" style:font-style-complex="normal"/>
    </style:style>
    <style:style style:name="T9" style:family="text">
      <style:text-properties style:font-name="Carlito" fo:font-size="26pt" fo:font-style="normal" fo:font-weight="normal" officeooo:rsid="00225e3a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style:font-name="Carlito" fo:font-size="26pt" style:font-size-asian="26pt" style:font-size-complex="26pt"/>
    </style:style>
    <style:style style:name="T11" style:family="text">
      <style:text-properties style:font-name="Carlito" fo:font-size="11pt" style:font-size-asian="11pt" style:font-size-complex="11pt"/>
    </style:style>
    <style:style style:name="T12" style:family="text">
      <style:text-properties style:font-name="Carlito" fo:font-size="11pt" fo:font-style="normal" fo:font-weight="normal" officeooo:rsid="000fa486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font-name="Carlito" fo:font-size="11pt" fo:font-style="normal" fo:font-weight="normal" officeooo:rsid="001c664f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style:font-name="Carlit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style:font-name="Carlito" fo:font-size="11pt" fo:font-style="normal" fo:font-weight="normal" officeooo:rsid="00e84ca5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style:font-name="Carlito" fo:font-size="11pt" fo:font-style="normal" fo:font-weight="normal" officeooo:rsid="00c53327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Carlito" fo:font-size="11pt" fo:font-style="normal" fo:font-weight="normal" officeooo:rsid="017e4bc6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Carlito" fo:font-size="18pt" officeooo:rsid="018e4dab" style:font-name-asian="Source Han Sans CN Regular" style:font-size-asian="18.2000007629395pt" style:font-name-complex="Lohit Devanagari" style:font-size-complex="18.2000007629395pt"/>
    </style:style>
    <style:style style:name="T19" style:family="text">
      <style:text-properties officeooo:rsid="00377f04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style:font-name="Liberation Sans" style:font-name-asian="Source Han Sans CN Regular" style:font-name-complex="Lohit Devanagari"/>
    </style:style>
    <style:style style:name="T22" style:family="text">
      <style:text-properties fo:font-size="11pt" officeooo:rsid="0016a4ce" style:font-name-asian="Source Han Sans CN Regular" style:font-size-asian="11pt" style:font-name-complex="Lohit Devanagari" style:font-size-complex="11pt"/>
    </style:style>
    <style:style style:name="T23" style:family="text">
      <style:text-properties fo:font-size="11pt" officeooo:rsid="00377f04" style:font-name-asian="Source Han Sans CN Regular" style:font-size-asian="11pt" style:font-name-complex="Lohit Devanagari" style:font-size-complex="11pt"/>
    </style:style>
    <style:style style:name="T24" style:family="text">
      <style:text-properties fo:font-size="11pt" fo:font-weight="normal" officeooo:rsid="0016a4ce" style:font-name-asian="Source Han Sans CN Regular" style:font-size-asian="11pt" style:font-weight-asian="normal" style:font-name-complex="Lohit Devanagari" style:font-size-complex="11pt" style:font-weight-complex="normal"/>
    </style:style>
    <style:style style:name="T25" style:family="text">
      <style:text-properties officeooo:rsid="0037a2d4"/>
    </style:style>
    <style:style style:name="T26" style:family="text">
      <style:text-properties style:font-name="Carlito2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font-name="Carlito" fo:font-size="11pt" officeooo:rsid="002c2743" style:font-size-asian="11pt" style:font-size-complex="11pt"/>
    </style:style>
    <style:style style:name="T28" style:family="text">
      <style:text-properties style:font-name="Carlito" fo:font-size="18pt" officeooo:rsid="002c2743" style:font-name-asian="Source Han Sans CN Regular" style:font-size-asian="18pt" style:font-name-complex="Lohit Devanagari" style:font-size-complex="18pt"/>
    </style:style>
    <style:style style:name="T29" style:family="text">
      <style:text-properties fo:font-size="11pt" officeooo:rsid="002c2743" style:font-size-asian="11pt" style:font-size-complex="11pt"/>
    </style:style>
    <style:style style:name="T30" style:family="text">
      <style:text-properties style:font-name="Carlito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number:date-style style:name="N10049" number:language="fr" number:country="FR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Emphasis"><text:span text:style-name="T2">[</text:span></text:span><text:span text:style-name="Emphasis"><text:span text:style-name="T3">C</text:span></text:span><text:span text:style-name="Emphasis"><text:span text:style-name="T2">ompan</text:span></text:span><text:span text:style-name="Emphasis"><text:span text:style-name="T3">iX]</text:span></text:span><text:span text:style-name="T4">™</text:span><text:span text:style-name="T5"><text:line-break/> <text:s text:c="7"/></text:span><text:span text:style-name="T6">Inspired by life, for life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 loext:marker-style-name="T1"><text:span text:style-name="Emphasis"><text:span text:style-name="T7">Agronomic Validation Dossier</text:span></text:span></text:p>
      <text:p text:style-name="P1" loext:marker-style-name="T1"><text:span text:style-name="Emphasis"><text:span text:style-name="T8"/></text:span></text:p>
      <text:p text:style-name="P3" loext:marker-style-name="T1"><text:span text:style-name="Emphasis"><text:span text:style-name="T9">Validation of the JSON Structure Representing a Full Crop Cycle</text:span></text:span></text:p>
      <text:p text:style-name="P2"><text:span text:style-name="Emphasis"><text:span text:style-name="T10"/></text:span></text:p>
      <text:p text:style-name="P2"><text:span text:style-name="Emphasis"><text:span text:style-name="T10"/></text:span></text:p>
      <text:p text:style-name="P2"><text:span text:style-name="Emphasis"><text:span text:style-name="T10"/></text:span></text:p>
      <text:p text:style-name="P2"><text:span text:style-name="Emphasis"><text:span text:style-name="T11"/></text:span></text:p>
      <text:p text:style-name="P4"><text:bookmark-start text:name="__RefHeading___Toc1875_1307989625"/><text:span text:style-name="Strong_20_Emphasis"><text:span text:style-name="T12">Version<text:tab/>: </text:span></text:span><text:span text:style-name="Strong_20_Emphasis"><text:span text:style-name="T13">1</text:span></text:span><text:span text:style-name="Strong_20_Emphasis"><text:span text:style-name="T14">.</text:span></text:span><text:span text:style-name="Strong_20_Emphasis"><text:span text:style-name="T15"><text:editing-cycles>20</text:editing-cycles></text:span></text:span><text:span text:style-name="Strong_20_Emphasis"><text:span text:style-name="T14"><text:line-break/></text:span></text:span><text:span text:style-name="Strong_20_Emphasis"><text:span text:style-name="T12">Date <text:tab/>: </text:span></text:span><text:span text:style-name="Strong_20_Emphasis"><text:span text:style-name="T16"><text:modification-date style:data-style-name="N10049">2026-03-05</text:modification-date></text:span></text:span><text:span text:style-name="Strong_20_Emphasis"><text:span text:style-name="T16"><text:line-break/></text:span></text:span><text:span text:style-name="Strong_20_Emphasis"><text:span text:style-name="T17">Background IP<text:tab/>: Jan Affolter ITS (CHE‑104.801.264), propriétaire du projet CompaniX.</text:span></text:span><text:bookmark-end text:name="__RefHeading___Toc1875_1307989625"/></text:p>
      <text:p text:style-name="P4"><text:span text:style-name="Strong_20_Emphasis"><text:span text:style-name="T17"/></text:span></text:p>
      <text:p text:style-name="P5"><text:span text:style-name="Strong_20_Emphasis"><text:span text:style-name="T18"/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6"><text:a xlink:type="simple" xlink:href="#__RefHeading___Toc4246_3760442507" office:name="🇬🇧 English version" text:style-name="Index_20_Link" text:visited-style-name="Index_20_Link">🇬🇧 English version<text:tab/>3</text:a></text:p>
          <text:p text:style-name="P7"><text:a xlink:type="simple" xlink:href="#__RefHeading___Toc32737_3760442507" office:name="Agronomic Validation Dossier" text:style-name="Index_20_Link" text:visited-style-name="Index_20_Link">Agronomic Validation Dossier<text:tab/>3</text:a></text:p>
          <text:p text:style-name="P7"><text:a xlink:type="simple" xlink:href="#__RefHeading___Toc32739_3760442507" office:name="CIF - Cycle Invariant File" text:style-name="Index_20_Link" text:visited-style-name="Index_20_Link">CIF - Cycle Invariant File<text:tab/>7</text:a></text:p>
          <text:p text:style-name="P6"><text:a xlink:type="simple" xlink:href="#__RefHeading___Toc32531_3760442507" office:name="🇫🇷 Version française" text:style-name="Index_20_Link" text:visited-style-name="Index_20_Link">🇫🇷 Version française<text:tab/>12</text:a></text:p>
          <text:p text:style-name="P7"><text:a xlink:type="simple" xlink:href="#__RefHeading___Toc32531_3760442507%20Copy%201" office:name="Dossier de Validation Agronomique" text:style-name="Index_20_Link" text:visited-style-name="Index_20_Link">Dossier de Validation Agronomique<text:tab/>12</text:a></text:p>
          <text:p text:style-name="P7"><text:a xlink:type="simple" xlink:href="#__RefHeading___Toc33026_3760442507" office:name="CIF - Version française" text:style-name="Index_20_Link" text:visited-style-name="Index_20_Link">CIF - Version française<text:tab/>16</text:a></text:p>
          <text:p text:style-name="P6"><text:a xlink:type="simple" xlink:href="#__RefHeading___Toc32533_3760442507" office:name="🇩🇪 Deutsche Version" text:style-name="Index_20_Link" text:visited-style-name="Index_20_Link">🇩🇪 Deutsche Version<text:tab/>21</text:a></text:p>
          <text:p text:style-name="P7"><text:a xlink:type="simple" xlink:href="#__RefHeading___Toc33216_3760442507" office:name="Agronomisches Validierungsdossier" text:style-name="Index_20_Link" text:visited-style-name="Index_20_Link">Agronomisches Validierungsdossier<text:tab/>21</text:a></text:p>
          <text:p text:style-name="P7"><text:a xlink:type="simple" xlink:href="#__RefHeading___Toc4908_3760442507" office:name="CIF - Deutsche Version" text:style-name="Index_20_Link" text:visited-style-name="Index_20_Link">CIF - Deutsche Version<text:tab/>25</text:a></text:p>
        </text:index-body>
      </text:table-of-content>
      <text:p text:style-name="Text_20_body"><text:span text:style-name="Strong_20_Emphasis"><text:span text:style-name="T18"/></text:span></text:p>
      <text:list text:style-name="Numbering_20_123">
        <text:list-header>
          <text:p text:style-name="P8"><text:span text:style-name="Strong_20_Emphasis"/></text:p>
        </text:list-header>
      </text:list>
      <text:p text:style-name="P9"/>
      <text:h text:style-name="P10" text:outline-level="1"><text:bookmark-start text:name="__RefHeading___Toc4246_3760442507"/><text:span text:style-name="Strong_20_Emphasis">🇬🇧 </text:span><text:span text:style-name="Strong_20_Emphasis"><text:span text:style-name="T19">English version</text:span></text:span><text:bookmark-end text:name="__RefHeading___Toc4246_3760442507"/></text:h>
      <text:h text:style-name="Heading_20_2" text:outline-level="2"><text:bookmark-start text:name="__RefHeading___Toc32737_3760442507"/><text:span text:style-name="Strong_20_Emphasis">Agronomic Validation Dossier</text:span><text:bookmark-end text:name="__RefHeading___Toc32737_3760442507"/></text:h>
      <text:p text:style-name="Text_20_body"><text:span text:style-name="Strong_20_Emphasis"><text:span text:style-name="T20"/></text:span></text:p>
      <text:p text:style-name="Text_20_body"><text:span text:style-name="Strong_20_Emphasis"><text:span text:style-name="T20">1. Purpose of the Document</text:span></text:span></text:p>
      <text:p text:style-name="Text_20_body"><text:span text:style-name="T20">This dossier requests </text:span><text:span text:style-name="Strong_20_Emphasis"><text:span text:style-name="T20">formal agronomic validation</text:span></text:span><text:span text:style-name="T20"> of the CompaniX JSON structure (CIF).<text:line-break/>The objective is to confirm that this format is </text:span><text:span text:style-name="Strong_20_Emphasis"><text:span text:style-name="T20">scientifically sound, physiologically coherent</text:span></text:span><text:span text:style-name="T20">, and </text:span><text:span text:style-name="Strong_20_Emphasis"><text:span text:style-name="T20">sufficient to explain yield differences between fields that share:</text:span></text:span></text:p>
      <text:list text:style-name="L1">
        <text:list-item>
          <text:p text:style-name="P11"><text:span text:style-name="T20">the </text:span><text:span text:style-name="Strong_20_Emphasis"><text:span text:style-name="T20">same soil type</text:span></text:span><text:span text:style-name="T20">, </text:span></text:p>
        </text:list-item>
        <text:list-item>
          <text:p text:style-name="P11"><text:span text:style-name="T20">the </text:span><text:span text:style-name="Strong_20_Emphasis"><text:span text:style-name="T20">same climate</text:span></text:span><text:span text:style-name="T20">, </text:span></text:p>
        </text:list-item>
        <text:list-item>
          <text:p text:style-name="P11"><text:span text:style-name="T20">the </text:span><text:span text:style-name="Strong_20_Emphasis"><text:span text:style-name="T20">same crop variety</text:span></text:span><text:span text:style-name="T20">. </text:span></text:p>
        </text:list-item>
      </text:list>
      <text:p text:style-name="P12">Under these homogeneous baseline conditions, the CIF must help identify the factors that truly drive performance differences: management, stress, variability, hydric dynamics, and biotic pressure.</text:p>
      <text:p text:style-name="Text_20_body"><text:span text:style-name="T20">The CIF summarizes the crop cycle using </text:span><text:span text:style-name="Strong_20_Emphasis"><text:span text:style-name="T20">agronomic invariants</text:span></text:span><text:span text:style-name="T20"> that reflect the actual conditions experienced by the crop.<text:line-break/>This document is intended for cooperatives, agronomy engineers, applied research institutes, and field advisors.</text:span></text:p>
      <text:p text:style-name="P12"/>
      <text:p text:style-name="Text_20_body"><text:span text:style-name="Strong_20_Emphasis"><text:span text:style-name="T20">2. General Structure of the JSON</text:span></text:span></text:p>
      <text:p text:style-name="P12">The JSON describes a crop cycle through:</text:p>
      <text:list text:style-name="L2">
        <text:list-item>
          <text:p text:style-name="P13"><text:span text:style-name="Strong_20_Emphasis"><text:span text:style-name="T20">5 physiological stages</text:span></text:span><text:span text:style-name="T20"> (establishment → vegetative → flowering → grain filling → maturation) </text:span></text:p>
        </text:list-item>
        <text:list-item>
          <text:p text:style-name="P13"><text:span text:style-name="Strong_20_Emphasis"><text:span text:style-name="T20">invariants</text:span></text:span><text:span text:style-name="T20"> for soil, climate, variability, biotic stress, and management </text:span></text:p>
        </text:list-item>
        <text:list-item>
          <text:p text:style-name="P13"><text:span text:style-name="Strong_20_Emphasis"><text:span text:style-name="T20">normalized indices (0–1)</text:span></text:span><text:span text:style-name="T20">, min/max values, amplitudes, CV </text:span></text:p>
        </text:list-item>
        <text:list-item>
          <text:p text:style-name="P13"><text:span text:style-name="T20">a compact size of </text:span><text:span text:style-name="Strong_20_Emphasis"><text:span text:style-name="T20">7–8 kB</text:span></text:span><text:span text:style-name="T20"> </text:span></text:p>
        </text:list-item>
      </text:list>
      <text:p text:style-name="P12">A structure that is intentionally simple, physiological, and comparable across fields and seasons.</text:p>
      <text:p text:style-name="P12"/>
      <text:p text:style-name="Text_20_body"><text:span text:style-name="Strong_20_Emphasis"><text:span text:style-name="T20">3. Physiological Stages</text:span></text:span></text:p>
      <text:p text:style-name="P12">The stages used are standard and agronomically relevant:</text:p>
      <text:list text:style-name="L3">
        <text:list-item>
          <text:p text:style-name="P14"><text:span text:style-name="Strong_20_Emphasis"><text:span text:style-name="T20">Establishment</text:span></text:span><text:span text:style-name="T20"> — root system development </text:span></text:p>
        </text:list-item>
        <text:list-item>
          <text:p text:style-name="P14"><text:span text:style-name="Strong_20_Emphasis"><text:span text:style-name="T20">Vegetative</text:span></text:span><text:span text:style-name="T20"> — biomass accumulation </text:span></text:p>
        </text:list-item>
        <text:list-item>
          <text:p text:style-name="P14"><text:span text:style-name="Strong_20_Emphasis"><text:span text:style-name="T20">Flowering</text:span></text:span><text:span text:style-name="T20"> — reproductive initiation </text:span></text:p>
        </text:list-item>
        <text:list-item>
          <text:p text:style-name="P14"><text:soft-page-break/><text:span text:style-name="Strong_20_Emphasis"><text:span text:style-name="T20">Grain filling</text:span></text:span><text:span text:style-name="T20"> — reserve deposition </text:span></text:p>
        </text:list-item>
        <text:list-item>
          <text:p text:style-name="P14"><text:span text:style-name="Strong_20_Emphasis"><text:span text:style-name="T20">Maturation</text:span></text:span><text:span text:style-name="T20"> — senescence </text:span></text:p>
        </text:list-item>
      </text:list>
      <text:p text:style-name="P12">✔ Coherent with plant physiology and suitable for signal aggregation.</text:p>
      <text:p text:style-name="P12"/>
      <text:p text:style-name="Text_20_body"><text:span text:style-name="Strong_20_Emphasis"><text:span text:style-name="T20">4. Soil Invariants</text:span></text:span></text:p>
      <text:p text:style-name="P12">Includes: soil moisture min/amplitude, soil temperature min/amplitude, EC variability, compaction, microtopography.<text:line-break/>Determines: rooting, water availability, nutrient uptake, resilience, heterogeneity.</text:p>
      <text:p text:style-name="P12">✔ Complete set to explain soil-driven yield effects.</text:p>
      <text:p text:style-name="P12"/>
      <text:p text:style-name="Text_20_body"><text:span text:style-name="Strong_20_Emphasis"><text:span text:style-name="T20">5. Climate Invariants</text:span></text:span></text:p>
      <text:p text:style-name="P12">Includes: min/max temperatures, humidity, VPD, heat days, frost days.<text:line-break/>Impacts: phenology, stress, disease pressure, biomass, grain filling.</text:p>
      <text:p text:style-name="P12">✔ Essential climatic variables, without redundancy.</text:p>
      <text:p text:style-name="P12"/>
      <text:p text:style-name="Text_20_body"><text:span text:style-name="Strong_20_Emphasis"><text:span text:style-name="T20">6. Variability Invariants</text:span></text:span></text:p>
      <text:p text:style-name="P12">Includes: CV of moisture, CV of temperature, CV of EC, uniformity indices.<text:line-break/>Influences: emergence, tillering, disease spread, maturity uniformity, harvestability.</text:p>
      <text:p text:style-name="P12">✔ Correct representation of spatial variability.</text:p>
      <text:p text:style-name="P12"/>
      <text:p text:style-name="Text_20_body"><text:span text:style-name="Strong_20_Emphasis"><text:span text:style-name="T20">7. Biotic Stress Invariants</text:span></text:span></text:p>
      <text:p text:style-name="P12">Includes: disease pressure, disease damage, lodging, weed pressure.</text:p>
      <text:p text:style-name="P12">✔ Main biotic yield-reducing factors.</text:p>
      <text:p text:style-name="P12"/>
      <text:p text:style-name="Text_20_body"><text:span text:style-name="Strong_20_Emphasis"><text:span text:style-name="T20">8. Management Invariants</text:span></text:span></text:p>
      <text:p text:style-name="P12">Includes: nitrogen dose, nitrogen timing, herbicide intensity, protection timing, stand uniformity.</text:p>
      <text:p text:style-name="P12">✔ Key management variables explaining yield differences.</text:p>
      <text:p text:style-name="P12"/>
      <text:p text:style-name="Text_20_body"><text:span text:style-name="Strong_20_Emphasis"><text:span text:style-name="T20">9. Completeness</text:span></text:span></text:p>
      <text:p text:style-name="P12">All five families of yield determinants are covered:</text:p>
      <text:list text:style-name="L4">
        <text:list-item>
          <text:p text:style-name="P15">Soil ✔ </text:p>
        </text:list-item>
        <text:list-item>
          <text:p text:style-name="P15"><text:soft-page-break/>Climate ✔ </text:p>
        </text:list-item>
        <text:list-item>
          <text:p text:style-name="P15">Variability ✔ </text:p>
        </text:list-item>
        <text:list-item>
          <text:p text:style-name="P15">Biotic stress ✔ </text:p>
        </text:list-item>
        <text:list-item>
          <text:p text:style-name="P15">Management ✔ </text:p>
        </text:list-item>
      </text:list>
      <text:p text:style-name="P12">✔ No critical determinant missing.<text:line-break/>✔ Structure suitable for full-cycle analysis.</text:p>
      <text:p text:style-name="P12"/>
      <text:p text:style-name="Text_20_body"><text:span text:style-name="Strong_20_Emphasis"><text:span text:style-name="T20">10. Previous Crop and Irrigation</text:span></text:span></text:p>
      <text:p text:style-name="Text_20_body"><text:span text:style-name="Strong_20_Emphasis"><text:span text:style-name="T20">Previous crop</text:span></text:span></text:p>
      <text:p text:style-name="Text_20_body"><text:span text:style-name="T20">Represented by the </text:span><text:span text:style-name="Strong_20_Emphasis"><text:span text:style-name="T20">N‑1 CIF</text:span></text:span><text:span text:style-name="T20">, capturing: hydric dynamics, compaction, residual fertility, diseases, weeds, variability, stage-specific stress, establishment quality.</text:span></text:p>
      <text:p text:style-name="P12">✔ More precise than a simple “previous crop” label.</text:p>
      <text:p text:style-name="Text_20_body"><text:span text:style-name="Strong_20_Emphasis"><text:span text:style-name="T20">Irrigation</text:span></text:span></text:p>
      <text:p text:style-name="P12">No “irrigated: yes/no” field.<text:line-break/>Hydric conditions are measured directly: moisture min/amplitude, VPD, soil temperature, canopy wetness, stage-specific hydric stress.</text:p>
      <text:p text:style-name="P12">✔ Infrastructure type is irrelevant; only plant response matters.</text:p>
      <text:p text:style-name="P12"/>
      <text:p text:style-name="Text_20_body"><text:span text:style-name="Strong_20_Emphasis"><text:span text:style-name="T20">11. Expert Validation Summary</text:span></text:span></text:p>
      <text:list text:style-name="L5">
        <text:list-item>
          <text:p text:style-name="P16"><text:span text:style-name="Strong_20_Emphasis"><text:span text:style-name="T20">Cooperatives</text:span></text:span><text:span text:style-name="T20">: intuitive structure, aligned with field practice. </text:span></text:p>
        </text:list-item>
        <text:list-item>
          <text:p text:style-name="P16"><text:span text:style-name="Strong_20_Emphasis"><text:span text:style-name="T20">Agronomy engineers</text:span></text:span><text:span text:style-name="T20">: relevant invariants, physiologically correct aggregation. </text:span></text:p>
        </text:list-item>
        <text:list-item>
          <text:p text:style-name="P16"><text:span text:style-name="Strong_20_Emphasis"><text:span text:style-name="T20">Institutes</text:span></text:span><text:span text:style-name="T20">: consistent with literature and known yield determinants. </text:span></text:p>
        </text:list-item>
      </text:list>
      <text:p text:style-name="P12"/>
      <text:p text:style-name="Text_20_body"><text:span text:style-name="Strong_20_Emphasis"><text:span text:style-name="T20">12. Final Statement</text:span></text:span></text:p>
      <text:p text:style-name="Text_20_body"><text:span text:style-name="T20">The CompaniX JSON structure is </text:span><text:span text:style-name="Strong_20_Emphasis"><text:span text:style-name="T20">agronomically valid, scientifically grounded, and complete</text:span></text:span><text:span text:style-name="T20"> for representing a crop cycle and explaining yield differences under identical soil, climate, and variety conditions.</text:span></text:p>
      <text:p text:style-name="P12">It is suitable for:</text:p>
      <text:list text:style-name="L6">
        <text:list-item>
          <text:p text:style-name="P17">yield gap analysis </text:p>
        </text:list-item>
        <text:list-item>
          <text:p text:style-name="P17">practice evaluation </text:p>
        </text:list-item>
        <text:list-item>
          <text:p text:style-name="P17">pattern detection </text:p>
        </text:list-item>
        <text:list-item>
          <text:p text:style-name="P17">benchmarking </text:p>
        </text:list-item>
        <text:list-item>
          <text:p text:style-name="P17"><text:soft-page-break/>advisory systems </text:p>
        </text:list-item>
        <text:list-item>
          <text:p text:style-name="P17">autonomous decision-making </text:p>
        </text:list-item>
      </text:list>
      <text:p text:style-name="Text_20_body"><text:span text:style-name="T20">Previous crop effects and hydric conditions are already integrated through N‑1 invariants and physiological measurements.<text:line-break/>The protocol is ready for </text:span><text:span text:style-name="Strong_20_Emphasis"><text:span text:style-name="T20">external validation</text:span></text:span><text:span text:style-name="T20"> and </text:span><text:span text:style-name="Strong_20_Emphasis"><text:span text:style-name="T20">institutional adoption</text:span></text:span><text:span text:style-name="T20">.</text:span></text:p>
      <text:p text:style-name="P12"/>
      <text:p text:style-name="Text_20_body"><text:span text:style-name="Strong_20_Emphasis"><text:span text:style-name="T20">Acronyms Used</text:span></text:span></text:p>
      <text:list text:style-name="L7">
        <text:list-item>
          <text:p text:style-name="P18"><text:span text:style-name="Strong_20_Emphasis"><text:span text:style-name="T20">CIF — Cycle Invariant File</text:span></text:span><text:span text:style-name="T20"> <text:line-break/>JSON file representing a crop cycle through agronomic invariants.</text:span></text:p>
        </text:list-item>
        <text:list-item>
          <text:p text:style-name="P18"><text:span text:style-name="Strong_20_Emphasis"><text:span text:style-name="T20">CV — Coefficient of Variation</text:span></text:span><text:span text:style-name="T20"> <text:line-break/>Measure of spatial variability.</text:span></text:p>
        </text:list-item>
        <text:list-item>
          <text:p text:style-name="P18"><text:span text:style-name="Strong_20_Emphasis"><text:span text:style-name="T20">EC — Electrical Conductivity</text:span></text:span><text:span text:style-name="T20"> <text:line-break/>Indicator of soil salinity, structure, texture, and variability.</text:span></text:p>
        </text:list-item>
        <text:list-item>
          <text:p text:style-name="P18"><text:span text:style-name="Strong_20_Emphasis"><text:span text:style-name="T20">VPD — Vapor Pressure Deficit</text:span></text:span><text:span text:style-name="T20"> <text:line-break/>Key indicator of hydric stress and transpiration.</text:span></text:p>
        </text:list-item>
        <text:list-item>
          <text:p text:style-name="P18"><text:span text:style-name="Strong_20_Emphasis"><text:span text:style-name="T20">N‑1 — Previous crop cycle</text:span></text:span><text:span text:style-name="T20"> <text:line-break/>Represented by the CIF of the previous season.</text:span></text:p>
        </text:list-item>
      </text:list>
      <text:p text:style-name="P12"/>
      <text:p text:style-name="Text_20_body"><text:span text:style-name="T20"/></text:p>
      <text:p text:style-name="Text_20_body"><text:span text:style-name="Strong_20_Emphasis"><text:span text:style-name="T20"/></text:span></text:p>
      <text:h text:style-name="P19" text:outline-level="2"><text:bookmark-start text:name="__RefHeading___Toc32739_3760442507"/><text:span text:style-name="Strong_20_Emphasis"><text:span text:style-name="T21">CIF - Cycle Invariant File</text:span></text:span><text:bookmark-end text:name="__RefHeading___Toc32739_3760442507"/></text:h>
      <text:p text:style-name="P20"/>
      <text:p text:style-name="P21"><text:span text:style-name="T20">The </text:span><text:span text:style-name="Strong_20_Emphasis"><text:span text:style-name="T20">actual JSON file</text:span></text:span><text:span text:style-name="T20"> that conforms to the CIP specification.<text:line-break/>A CIF contains:</text:span></text:p>
      <text:list text:style-name="L8">
        <text:list-item>
          <text:p text:style-name="P22">metadata (crop, variety, year, plot) </text:p>
        </text:list-item>
        <text:list-item>
          <text:p text:style-name="P22">five physiological stages </text:p>
        </text:list-item>
        <text:list-item>
          <text:p text:style-name="P22">soil, climate, variability, pathology, and management invariants </text:p>
        </text:list-item>
        <text:list-item>
          <text:p text:style-name="P22">variety traits </text:p>
        </text:list-item>
        <text:list-item>
          <text:p text:style-name="P23">yield and constraints </text:p>
        </text:list-item>
      </text:list>
      <text:p text:style-name="P24"><text:span text:style-name="Strong_20_Emphasis"><text:span text:style-name="T22"/></text:span></text:p>
      <text:p text:style-name="P24"><text:span text:style-name="Strong_20_Emphasis"><text:span text:style-name="T22">A CIF is typically ~</text:span></text:span><text:span text:style-name="Strong_20_Emphasis"><text:span text:style-name="T23">7-8</text:span></text:span><text:span text:style-name="Strong_20_Emphasis"><text:span text:style-name="T22"> kB, making it sovereign, frugal, and portable.<text:line-break/><text:line-break/></text:span></text:span><text:span text:style-name="Strong_20_Emphasis"><text:span text:style-name="T24">{</text:span></text:span></text:p>
      <text:p text:style-name="P25"><text:s text:c="2"/>"id_cycle": "P-12-wheat-2025",</text:p>
      <text:p text:style-name="P25"><text:s text:c="2"/>"plot_id": "P-12",</text:p>
      <text:p text:style-name="P25"><text:s text:c="2"/>"crop": "wheat",</text:p>
      <text:p text:style-name="P25"><text:s text:c="2"/>"variety": "Apache",</text:p>
      <text:p text:style-name="P25"><text:s text:c="2"/>"year": 2025,</text:p>
      <text:p text:style-name="P25"/>
      <text:p text:style-name="P25"><text:s text:c="2"/>"variety_traits": {</text:p>
      <text:p text:style-name="P25"><text:s text:c="4"/>"earliness_index": 0.6,</text:p>
      <text:p text:style-name="P25"><text:s text:c="4"/>"drought_tolerance_index": 0.7,</text:p>
      <text:p text:style-name="P25"><text:s text:c="4"/>"disease_resistance_index": 0.8,</text:p>
      <text:p text:style-name="P25"><text:s text:c="4"/>"lodging_resistance_index": 0.9</text:p>
      <text:p text:style-name="P25"><text:s text:c="2"/>},</text:p>
      <text:p text:style-name="P25"/>
      <text:p text:style-name="P25"><text:s text:c="2"/>"sowing_date": "2025-03-18",</text:p>
      <text:p text:style-name="P25"><text:s text:c="2"/>"harvest_date": "2025-08-12",</text:p>
      <text:p text:style-name="P25"/>
      <text:p text:style-name="P25"><text:s text:c="2"/>"stages": [</text:p>
      <text:p text:style-name="P25"><text:s text:c="4"/>{</text:p>
      <text:p text:style-name="P25"><text:s text:c="6"/>"name": "establishment",</text:p>
      <text:p text:style-name="P25"><text:s text:c="6"/>"start_date": "2025-03-18",</text:p>
      <text:p text:style-name="P25"><text:s text:c="6"/>"end_date": "2025-04-02",</text:p>
      <text:p text:style-name="P25"/>
      <text:p text:style-name="P25"><text:s text:c="6"/>"functional_soil": {</text:p>
      <text:p text:style-name="P25"><text:s text:c="8"/>"moisture_min": 18.4,</text:p>
      <text:p text:style-name="P25"><text:s text:c="8"/>"moisture_amplitude": 11.2,</text:p>
      <text:p text:style-name="P25"><text:s text:c="8"/>"soil_temperature_min": 8.1,</text:p>
      <text:p text:style-name="P25"><text:s text:c="8"/>"soil_temperature_amplitude": 4.0</text:p>
      <text:p text:style-name="P25"><text:s text:c="6"/>},</text:p>
      <text:p text:style-name="P25"/>
      <text:p text:style-name="P25"><text:s text:c="6"/>"local_climate": {</text:p>
      <text:p text:style-name="P25"><text:s text:c="8"/>"air_temperature_min": 3.2,</text:p>
      <text:p text:style-name="P25"><text:s text:c="8"/>"air_temperature_amplitude": 12.5,</text:p>
      <text:p text:style-name="P25"><text:s text:c="8"/>"air_humidity_min": 55.0,</text:p>
      <text:p text:style-name="P25"><text:s text:c="8"/>"air_humidity_amplitude": 20.0,</text:p>
      <text:p text:style-name="P25"><text:s text:c="8"/>"heat_days": 0,</text:p>
      <text:p text:style-name="P25"><text:s text:c="8"/>"frost_days": 2</text:p>
      <text:p text:style-name="P25"><text:s text:c="6"/>},</text:p>
      <text:p text:style-name="P25"/>
      <text:p text:style-name="P25"><text:s text:c="6"/>"soil_variation": {</text:p>
      <text:p text:style-name="P25"><text:s text:c="8"/>"moisture_cv": 0.18,</text:p>
      <text:p text:style-name="P25"><text:s text:c="8"/>"temperature_cv": 0.12,</text:p>
      <text:p text:style-name="P25"><text:s text:c="8"/>"ec_cv": 0.17,</text:p>
      <text:p text:style-name="P25"><text:s text:c="8"/>"compaction_index": 0.22,</text:p>
      <text:p text:style-name="P25"><text:s text:c="8"/>"texture_variability_index": 0.15,</text:p>
      <text:p text:style-name="P25"><text:soft-page-break/><text:s text:c="8"/>"microtopography_index": 0.11</text:p>
      <text:p text:style-name="P25"><text:s text:c="6"/>},</text:p>
      <text:p text:style-name="P25"/>
      <text:p text:style-name="P25"><text:s text:c="6"/>"canopy_microclimate": {</text:p>
      <text:p text:style-name="P25"><text:s text:c="8"/>"vpd_min": 0.4,</text:p>
      <text:p text:style-name="P25"><text:s text:c="8"/>"vpd_amplitude": 1.2,</text:p>
      <text:p text:style-name="P25"><text:s text:c="8"/>"canopy_wetness_events": 4</text:p>
      <text:p text:style-name="P25"><text:s text:c="6"/>},</text:p>
      <text:p text:style-name="P25"/>
      <text:p text:style-name="P25"><text:s text:c="6"/>"management": {</text:p>
      <text:p text:style-name="P25"><text:s text:c="8"/>"n_applied_kg_ha": 0,</text:p>
      <text:p text:style-name="P25"><text:s text:c="8"/>"n_timing_index": 0.0,</text:p>
      <text:p text:style-name="P25"><text:s text:c="8"/>"herbicide_intensity_index": 0.1,</text:p>
      <text:p text:style-name="P25"><text:s text:c="8"/>"protection_timing_score": 0.6,</text:p>
      <text:p text:style-name="P25"><text:s text:c="8"/>"stand_uniformity_index": 0.85</text:p>
      <text:p text:style-name="P25"><text:s text:c="6"/>},</text:p>
      <text:p text:style-name="P25"/>
      <text:p text:style-name="P25"><text:s text:c="6"/>"pathology": {</text:p>
      <text:p text:style-name="P25"><text:s text:c="8"/>"disease_pressure_index": 0.1,</text:p>
      <text:p text:style-name="P25"><text:s text:c="8"/>"disease_damage_index": 0.0,</text:p>
      <text:p text:style-name="P25"><text:s text:c="8"/>"lodging_index": 0.0,</text:p>
      <text:p text:style-name="P25"><text:s text:c="8"/>"weed_pressure_index": 0.3</text:p>
      <text:p text:style-name="P25"><text:s text:c="6"/>}</text:p>
      <text:p text:style-name="P25"><text:s text:c="4"/>},</text:p>
      <text:p text:style-name="P25"/>
      <text:p text:style-name="P25"><text:s text:c="4"/>{</text:p>
      <text:p text:style-name="P25"><text:s text:c="6"/>"name": "vegetative",</text:p>
      <text:p text:style-name="P25"><text:s text:c="6"/>"start_date": "2025-04-03",</text:p>
      <text:p text:style-name="P25"><text:s text:c="6"/>"end_date": "2025-05-14",</text:p>
      <text:p text:style-name="P25"/>
      <text:p text:style-name="P25"><text:s text:c="6"/>"functional_soil": {</text:p>
      <text:p text:style-name="P25"><text:s text:c="8"/>"moisture_min": 16.1,</text:p>
      <text:p text:style-name="P25"><text:s text:c="8"/>"moisture_amplitude": 13.4,</text:p>
      <text:p text:style-name="P25"><text:s text:c="8"/>"soil_temperature_min": 10.2,</text:p>
      <text:p text:style-name="P25"><text:s text:c="8"/>"soil_temperature_amplitude": 5.1</text:p>
      <text:p text:style-name="P25"><text:s text:c="6"/>},</text:p>
      <text:p text:style-name="P25"/>
      <text:p text:style-name="P25"><text:s text:c="6"/>"local_climate": {</text:p>
      <text:p text:style-name="P25"><text:s text:c="8"/>"air_temperature_min": 6.4,</text:p>
      <text:p text:style-name="P25"><text:s text:c="8"/>"air_temperature_amplitude": 18.2,</text:p>
      <text:p text:style-name="P25"><text:s text:c="8"/>"air_humidity_min": 48.0,</text:p>
      <text:p text:style-name="P25"><text:s text:c="8"/>"air_humidity_amplitude": 22.0,</text:p>
      <text:p text:style-name="P25"><text:s text:c="8"/>"heat_days": 1,</text:p>
      <text:p text:style-name="P25"><text:s text:c="8"/>"frost_days": 0</text:p>
      <text:p text:style-name="P25"><text:s text:c="6"/>},</text:p>
      <text:p text:style-name="P25"/>
      <text:p text:style-name="P25"><text:s text:c="6"/>"soil_variation": {</text:p>
      <text:p text:style-name="P25"><text:s text:c="8"/>"moisture_cv": 0.20,</text:p>
      <text:p text:style-name="P25"><text:s text:c="8"/>"temperature_cv": 0.14,</text:p>
      <text:p text:style-name="P25"><text:s text:c="8"/>"ec_cv": 0.18,</text:p>
      <text:p text:style-name="P25"><text:s text:c="8"/>"compaction_index": 0.24,</text:p>
      <text:p text:style-name="P25"><text:s text:c="8"/>"texture_variability_index": 0.16,</text:p>
      <text:p text:style-name="P25"><text:s text:c="8"/>"microtopography_index": 0.12</text:p>
      <text:p text:style-name="P25"><text:s text:c="6"/>},</text:p>
      <text:p text:style-name="P25"/>
      <text:p text:style-name="P25"><text:s text:c="6"/>"canopy_microclimate": {</text:p>
      <text:p text:style-name="P25"><text:s text:c="8"/>"vpd_min": 0.5,</text:p>
      <text:p text:style-name="P25"><text:s text:c="8"/>"vpd_amplitude": 1.4,</text:p>
      <text:p text:style-name="P25"><text:s text:c="8"/>"canopy_wetness_events": 6</text:p>
      <text:p text:style-name="P25"><text:s text:c="6"/>},</text:p>
      <text:p text:style-name="P25"/>
      <text:p text:style-name="P25"><text:s text:c="6"/>"management": {</text:p>
      <text:p text:style-name="P25"><text:s text:c="8"/>"n_applied_kg_ha": 40,</text:p>
      <text:p text:style-name="P25"><text:s text:c="8"/>"n_timing_index": 0.7,</text:p>
      <text:p text:style-name="P25"><text:s text:c="8"/>"herbicide_intensity_index": 0.2,</text:p>
      <text:p text:style-name="P25"><text:s text:c="8"/>"protection_timing_score": 0.8,</text:p>
      <text:p text:style-name="P25"><text:s text:c="8"/>"stand_uniformity_index": 0.9</text:p>
      <text:p text:style-name="P25"><text:soft-page-break/><text:s text:c="6"/>},</text:p>
      <text:p text:style-name="P25"/>
      <text:p text:style-name="P25"><text:s text:c="6"/>"pathology": {</text:p>
      <text:p text:style-name="P25"><text:s text:c="8"/>"disease_pressure_index": 0.2,</text:p>
      <text:p text:style-name="P25"><text:s text:c="8"/>"disease_damage_index": 0.05,</text:p>
      <text:p text:style-name="P25"><text:s text:c="8"/>"lodging_index": 0.0,</text:p>
      <text:p text:style-name="P25"><text:s text:c="8"/>"weed_pressure_index": 0.2</text:p>
      <text:p text:style-name="P25"><text:s text:c="6"/>}</text:p>
      <text:p text:style-name="P25"><text:s text:c="4"/>},</text:p>
      <text:p text:style-name="P25"/>
      <text:p text:style-name="P25"><text:s text:c="4"/>{</text:p>
      <text:p text:style-name="P25"><text:s text:c="6"/>"name": "flowering",</text:p>
      <text:p text:style-name="P25"><text:s text:c="6"/>"start_date": "2025-05-15",</text:p>
      <text:p text:style-name="P25"><text:s text:c="6"/>"end_date": "2025-06-02",</text:p>
      <text:p text:style-name="P25"/>
      <text:p text:style-name="P25"><text:s text:c="6"/>"functional_soil": {</text:p>
      <text:p text:style-name="P25"><text:s text:c="8"/>"moisture_min": 14.2,</text:p>
      <text:p text:style-name="P25"><text:s text:c="8"/>"moisture_amplitude": 14.3,</text:p>
      <text:p text:style-name="P25"><text:s text:c="8"/>"soil_temperature_min": 12.1,</text:p>
      <text:p text:style-name="P25"><text:s text:c="8"/>"soil_temperature_amplitude": 6.1</text:p>
      <text:p text:style-name="P25"><text:s text:c="6"/>},</text:p>
      <text:p text:style-name="P25"/>
      <text:p text:style-name="P25"><text:s text:c="6"/>"local_climate": {</text:p>
      <text:p text:style-name="P25"><text:s text:c="8"/>"air_temperature_min": 8.2,</text:p>
      <text:p text:style-name="P25"><text:s text:c="8"/>"air_temperature_amplitude": 21.2,</text:p>
      <text:p text:style-name="P25"><text:s text:c="8"/>"air_humidity_min": 42.0,</text:p>
      <text:p text:style-name="P25"><text:s text:c="8"/>"air_humidity_amplitude": 18.0,</text:p>
      <text:p text:style-name="P25"><text:s text:c="8"/>"heat_days": 4,</text:p>
      <text:p text:style-name="P25"><text:s text:c="8"/>"frost_days": 0</text:p>
      <text:p text:style-name="P25"><text:s text:c="6"/>},</text:p>
      <text:p text:style-name="P25"/>
      <text:p text:style-name="P25"><text:s text:c="6"/>"soil_variation": {</text:p>
      <text:p text:style-name="P25"><text:s text:c="8"/>"moisture_cv": 0.23,</text:p>
      <text:p text:style-name="P25"><text:s text:c="8"/>"temperature_cv": 0.15,</text:p>
      <text:p text:style-name="P25"><text:s text:c="8"/>"ec_cv": 0.19,</text:p>
      <text:p text:style-name="P25"><text:s text:c="8"/>"compaction_index": 0.25,</text:p>
      <text:p text:style-name="P25"><text:s text:c="8"/>"texture_variability_index": 0.17,</text:p>
      <text:p text:style-name="P25"><text:s text:c="8"/>"microtopography_index": 0.13</text:p>
      <text:p text:style-name="P25"><text:s text:c="6"/>},</text:p>
      <text:p text:style-name="P25"/>
      <text:p text:style-name="P25"><text:s text:c="6"/>"canopy_microclimate": {</text:p>
      <text:p text:style-name="P25"><text:s text:c="8"/>"vpd_min": 0.6,</text:p>
      <text:p text:style-name="P25"><text:s text:c="8"/>"vpd_amplitude": 1.6,</text:p>
      <text:p text:style-name="P25"><text:s text:c="8"/>"canopy_wetness_events": 3</text:p>
      <text:p text:style-name="P25"><text:s text:c="6"/>},</text:p>
      <text:p text:style-name="P25"/>
      <text:p text:style-name="P25"><text:s text:c="6"/>"management": {</text:p>
      <text:p text:style-name="P25"><text:s text:c="8"/>"n_applied_kg_ha": 20,</text:p>
      <text:p text:style-name="P25"><text:s text:c="8"/>"n_timing_index": 0.9,</text:p>
      <text:p text:style-name="P25"><text:s text:c="8"/>"herbicide_intensity_index": 0.0,</text:p>
      <text:p text:style-name="P25"><text:s text:c="8"/>"protection_timing_score": 0.9,</text:p>
      <text:p text:style-name="P25"><text:s text:c="8"/>"stand_uniformity_index": 0.9</text:p>
      <text:p text:style-name="P25"><text:s text:c="6"/>},</text:p>
      <text:p text:style-name="P25"/>
      <text:p text:style-name="P25"><text:s text:c="6"/>"pathology": {</text:p>
      <text:p text:style-name="P25"><text:s text:c="8"/>"disease_pressure_index": 0.4,</text:p>
      <text:p text:style-name="P25"><text:s text:c="8"/>"disease_damage_index": 0.1,</text:p>
      <text:p text:style-name="P25"><text:s text:c="8"/>"lodging_index": 0.0,</text:p>
      <text:p text:style-name="P25"><text:s text:c="8"/>"weed_pressure_index": 0.1</text:p>
      <text:p text:style-name="P25"><text:s text:c="6"/>}</text:p>
      <text:p text:style-name="P25"><text:s text:c="4"/>},</text:p>
      <text:p text:style-name="P25"/>
      <text:p text:style-name="P25"><text:s text:c="4"/>{</text:p>
      <text:p text:style-name="P25"><text:s text:c="6"/>"name": "grain_filling",</text:p>
      <text:p text:style-name="P25"><text:s text:c="6"/>"start_date": "2025-06-03",</text:p>
      <text:p text:style-name="P25"><text:s text:c="6"/>"end_date": "2025-07-10",</text:p>
      <text:p text:style-name="P25"/>
      <text:p text:style-name="P25"><text:soft-page-break/><text:s text:c="6"/>"functional_soil": {</text:p>
      <text:p text:style-name="P25"><text:s text:c="8"/>"moisture_min": 12.5,</text:p>
      <text:p text:style-name="P25"><text:s text:c="8"/>"moisture_amplitude": 10.8,</text:p>
      <text:p text:style-name="P25"><text:s text:c="8"/>"soil_temperature_min": 14.0,</text:p>
      <text:p text:style-name="P25"><text:s text:c="8"/>"soil_temperature_amplitude": 7.2</text:p>
      <text:p text:style-name="P25"><text:s text:c="6"/>},</text:p>
      <text:p text:style-name="P25"/>
      <text:p text:style-name="P25"><text:s text:c="6"/>"local_climate": {</text:p>
      <text:p text:style-name="P25"><text:s text:c="8"/>"air_temperature_min": 10.1,</text:p>
      <text:p text:style-name="P25"><text:s text:c="8"/>"air_temperature_amplitude": 24.3,</text:p>
      <text:p text:style-name="P25"><text:s text:c="8"/>"air_humidity_min": 38.0,</text:p>
      <text:p text:style-name="P25"><text:s text:c="8"/>"air_humidity_amplitude": 20.0,</text:p>
      <text:p text:style-name="P25"><text:s text:c="8"/>"heat_days": 6,</text:p>
      <text:p text:style-name="P25"><text:s text:c="8"/>"frost_days": 0</text:p>
      <text:p text:style-name="P25"><text:s text:c="6"/>},</text:p>
      <text:p text:style-name="P25"/>
      <text:p text:style-name="P25"><text:s text:c="6"/>"soil_variation": {</text:p>
      <text:p text:style-name="P25"><text:s text:c="8"/>"moisture_cv": 0.19,</text:p>
      <text:p text:style-name="P25"><text:s text:c="8"/>"temperature_cv": 0.13,</text:p>
      <text:p text:style-name="P25"><text:s text:c="8"/>"ec_cv": 0.16,</text:p>
      <text:p text:style-name="P25"><text:s text:c="8"/>"compaction_index": 0.21,</text:p>
      <text:p text:style-name="P25"><text:s text:c="8"/>"texture_variability_index": 0.14,</text:p>
      <text:p text:style-name="P25"><text:s text:c="8"/>"microtopography_index": 0.10</text:p>
      <text:p text:style-name="P25"><text:s text:c="6"/>},</text:p>
      <text:p text:style-name="P25"/>
      <text:p text:style-name="P25"><text:s text:c="6"/>"canopy_microclimate": {</text:p>
      <text:p text:style-name="P25"><text:s text:c="8"/>"vpd_min": 0.7,</text:p>
      <text:p text:style-name="P25"><text:s text:c="8"/>"vpd_amplitude": 1.8,</text:p>
      <text:p text:style-name="P25"><text:s text:c="8"/>"canopy_wetness_events": 2</text:p>
      <text:p text:style-name="P25"><text:s text:c="6"/>},</text:p>
      <text:p text:style-name="P25"/>
      <text:p text:style-name="P25"><text:s text:c="6"/>"management": {</text:p>
      <text:p text:style-name="P25"><text:s text:c="8"/>"n_applied_kg_ha": 0,</text:p>
      <text:p text:style-name="P25"><text:s text:c="8"/>"n_timing_index": 0.0,</text:p>
      <text:p text:style-name="P25"><text:s text:c="8"/>"herbicide_intensity_index": 0.0,</text:p>
      <text:p text:style-name="P25"><text:s text:c="8"/>"protection_timing_score": 0.0,</text:p>
      <text:p text:style-name="P25"><text:s text:c="8"/>"stand_uniformity_index": 0.9</text:p>
      <text:p text:style-name="P25"><text:s text:c="6"/>},</text:p>
      <text:p text:style-name="P25"/>
      <text:p text:style-name="P25"><text:s text:c="6"/>"pathology": {</text:p>
      <text:p text:style-name="P25"><text:s text:c="8"/>"disease_pressure_index": 0.3,</text:p>
      <text:p text:style-name="P25"><text:s text:c="8"/>"disease_damage_index": 0.15,</text:p>
      <text:p text:style-name="P25"><text:s text:c="8"/>"lodging_index": 0.1,</text:p>
      <text:p text:style-name="P25"><text:s text:c="8"/>"weed_pressure_index": 0.1</text:p>
      <text:p text:style-name="P25"><text:s text:c="6"/>}</text:p>
      <text:p text:style-name="P25"><text:s text:c="4"/>},</text:p>
      <text:p text:style-name="P25"/>
      <text:p text:style-name="P25"><text:s text:c="4"/>{</text:p>
      <text:p text:style-name="P25"><text:s text:c="6"/>"name": "maturation",</text:p>
      <text:p text:style-name="P25"><text:s text:c="6"/>"start_date": "2025-07-11",</text:p>
      <text:p text:style-name="P25"><text:s text:c="6"/>"end_date": "2025-08-12",</text:p>
      <text:p text:style-name="P25"/>
      <text:p text:style-name="P25"><text:s text:c="6"/>"functional_soil": {</text:p>
      <text:p text:style-name="P25"><text:s text:c="8"/>"moisture_min": 10.4,</text:p>
      <text:p text:style-name="P25"><text:s text:c="8"/>"moisture_amplitude": 9.1,</text:p>
      <text:p text:style-name="P25"><text:s text:c="8"/>"soil_temperature_min": 16.2,</text:p>
      <text:p text:style-name="P25"><text:s text:c="8"/>"soil_temperature_amplitude": 8.0</text:p>
      <text:p text:style-name="P25"><text:s text:c="6"/>},</text:p>
      <text:p text:style-name="P25"/>
      <text:p text:style-name="P25"><text:s text:c="6"/>"local_climate": {</text:p>
      <text:p text:style-name="P25"><text:s text:c="8"/>"air_temperature_min": 12.4,</text:p>
      <text:p text:style-name="P25"><text:s text:c="8"/>"air_temperature_amplitude": 26.1,</text:p>
      <text:p text:style-name="P25"><text:s text:c="8"/>"air_humidity_min": 35.0,</text:p>
      <text:p text:style-name="P25"><text:s text:c="8"/>"air_humidity_amplitude": 17.0,</text:p>
      <text:p text:style-name="P25"><text:s text:c="8"/>"heat_days": 8,</text:p>
      <text:p text:style-name="P25"><text:s text:c="8"/>"frost_days": 0</text:p>
      <text:p text:style-name="P25"><text:s text:c="6"/>},</text:p>
      <text:p text:style-name="P25"><text:soft-page-break/></text:p>
      <text:p text:style-name="P25"><text:s text:c="6"/>"soil_variation": {</text:p>
      <text:p text:style-name="P25"><text:s text:c="8"/>"moisture_cv": 0.17,</text:p>
      <text:p text:style-name="P25"><text:s text:c="8"/>"temperature_cv": 0.11,</text:p>
      <text:p text:style-name="P25"><text:s text:c="8"/>"ec_cv": 0.15,</text:p>
      <text:p text:style-name="P25"><text:s text:c="8"/>"compaction_index": 0.20,</text:p>
      <text:p text:style-name="P25"><text:s text:c="8"/>"texture_variability_index": 0.13,</text:p>
      <text:p text:style-name="P25"><text:s text:c="8"/>"microtopography_index": 0.09</text:p>
      <text:p text:style-name="P25"><text:s text:c="6"/>},</text:p>
      <text:p text:style-name="P25"/>
      <text:p text:style-name="P25"><text:s text:c="6"/>"canopy_microclimate": {</text:p>
      <text:p text:style-name="P25"><text:s text:c="8"/>"vpd_min": 0.8,</text:p>
      <text:p text:style-name="P25"><text:s text:c="8"/>"vpd_amplitude": 2.0,</text:p>
      <text:p text:style-name="P25"><text:s text:c="8"/>"canopy_wetness_events": 1</text:p>
      <text:p text:style-name="P25"><text:s text:c="6"/>},</text:p>
      <text:p text:style-name="P25"/>
      <text:p text:style-name="P25"><text:s text:c="6"/>"management": {</text:p>
      <text:p text:style-name="P25"><text:s text:c="8"/>"n_applied_kg_ha": 0,</text:p>
      <text:p text:style-name="P25"><text:s text:c="8"/>"n_timing_index": 0.0,</text:p>
      <text:p text:style-name="P25"><text:s text:c="8"/>"herbicide_intensity_index": 0.0,</text:p>
      <text:p text:style-name="P25"><text:s text:c="8"/>"protection_timing_score": 0.0,</text:p>
      <text:p text:style-name="P25"><text:s text:c="8"/>"stand_uniformity_index": 0.9</text:p>
      <text:p text:style-name="P25"><text:s text:c="6"/>},</text:p>
      <text:p text:style-name="P25"/>
      <text:p text:style-name="P25"><text:s text:c="6"/>"pathology": {</text:p>
      <text:p text:style-name="P25"><text:s text:c="8"/>"disease_pressure_index": 0.2,</text:p>
      <text:p text:style-name="P25"><text:s text:c="8"/>"disease_damage_index": 0.1,</text:p>
      <text:p text:style-name="P25"><text:s text:c="8"/>"lodging_index": 0.2,</text:p>
      <text:p text:style-name="P25"><text:s text:c="8"/>"weed_pressure_index": 0.1</text:p>
      <text:p text:style-name="P25"><text:s text:c="6"/>}</text:p>
      <text:p text:style-name="P25"><text:s text:c="4"/>}</text:p>
      <text:p text:style-name="P25"><text:s text:c="2"/>],</text:p>
      <text:p text:style-name="P25"/>
      <text:p text:style-name="P25"><text:s text:c="2"/>"yield": 6.8,</text:p>
      <text:p text:style-name="P25"><text:s text:c="2"/>"constraints": ["frost_at_establishment", "water_stress_flowering"],</text:p>
      <text:p text:style-name="P25"><text:s text:c="2"/>"soil_fao": "CMx"</text:p>
      <text:p text:style-name="P25">}</text:p>
      <text:p text:style-name="P26"><text:span text:style-name="Strong_20_Emphasis"><text:span text:style-name="T20"><text:line-break/><text:line-break/></text:span></text:span></text:p>
      <text:p text:style-name="P12"/>
      <text:h text:style-name="P27" text:outline-level="1"><text:bookmark-start text:name="__RefHeading___Toc32531_3760442507"/><text:span text:style-name="Strong_20_Emphasis">🇫🇷 </text:span><text:span text:style-name="Strong_20_Emphasis"><text:span text:style-name="T25">Version française</text:span></text:span><text:bookmark-end text:name="__RefHeading___Toc32531_3760442507"/></text:h>
      <text:h text:style-name="Heading_20_2" text:outline-level="2"><text:bookmark-start text:name="__RefHeading___Toc32531_3760442507 Copy 1"/><text:span text:style-name="Strong_20_Emphasis">Dossier de Validation Agronomique</text:span><text:bookmark-end text:name="__RefHeading___Toc32531_3760442507 Copy 1"/></text:h>
      <text:p text:style-name="Text_20_body"><text:span text:style-name="Strong_20_Emphasis"/></text:p>
      <text:p text:style-name="Text_20_body"><text:span text:style-name="Strong_20_Emphasis"><text:span text:style-name="T20">1. Objectif du document</text:span></text:span></text:p>
      <text:p text:style-name="Text_20_body"><text:span text:style-name="T20">Ce dossier sollicite une </text:span><text:span text:style-name="Strong_20_Emphasis"><text:span text:style-name="T20">validation agronomique formelle</text:span></text:span><text:span text:style-name="T20"> de la structure JSON CompaniX (CIF).<text:line-break/>L’objectif est de confirmer que ce format est </text:span><text:span text:style-name="Strong_20_Emphasis"><text:span text:style-name="T20">scientifiquement solide, physiologiquement cohérent</text:span></text:span><text:span text:style-name="T20"> et </text:span><text:span text:style-name="Strong_20_Emphasis"><text:span text:style-name="T20">suffisant pour expliquer les différences de rendement entre des parcelles ayant :</text:span></text:span></text:p>
      <text:list text:style-name="L9">
        <text:list-item>
          <text:p text:style-name="P28"><text:span text:style-name="T20">le </text:span><text:span text:style-name="Strong_20_Emphasis"><text:span text:style-name="T20">même type de sol</text:span></text:span><text:span text:style-name="T20">, </text:span></text:p>
        </text:list-item>
        <text:list-item>
          <text:p text:style-name="P28"><text:span text:style-name="T20">le </text:span><text:span text:style-name="Strong_20_Emphasis"><text:span text:style-name="T20">même climat</text:span></text:span><text:span text:style-name="T20">, </text:span></text:p>
        </text:list-item>
        <text:list-item>
          <text:p text:style-name="P28"><text:span text:style-name="T20">la </text:span><text:span text:style-name="Strong_20_Emphasis"><text:span text:style-name="T20">même variété cultivée</text:span></text:span><text:span text:style-name="T20">. </text:span></text:p>
        </text:list-item>
      </text:list>
      <text:p text:style-name="P12">Dans ce contexte homogène, le CIF doit permettre d’identifier les facteurs réellement responsables des écarts de performance : gestion, stress, variabilité, dynamique hydrique, pression biotique.</text:p>
      <text:p text:style-name="Text_20_body"><text:span text:style-name="T20">Le CIF résume le cycle cultural via des </text:span><text:span text:style-name="Strong_20_Emphasis"><text:span text:style-name="T20">invariants agronomiques</text:span></text:span><text:span text:style-name="T20"> reflétant les conditions réellement vécues par la culture.<text:line-break/>Ce document s’adresse aux coopératives, ingénieurs agronomes, instituts appliqués et conseillers.</text:span></text:p>
      <text:p text:style-name="P12"/>
      <text:p text:style-name="Text_20_body"><text:span text:style-name="Strong_20_Emphasis"><text:span text:style-name="T20">2. Structure générale du JSON</text:span></text:span></text:p>
      <text:p text:style-name="P12">Le JSON décrit un cycle cultural à travers :</text:p>
      <text:list text:style-name="L10">
        <text:list-item>
          <text:p text:style-name="P29"><text:span text:style-name="Strong_20_Emphasis"><text:span text:style-name="T20">5 stades physiologiques</text:span></text:span><text:span text:style-name="T20"> (implantation → végétatif → floraison → remplissage → maturation) </text:span></text:p>
        </text:list-item>
        <text:list-item>
          <text:p text:style-name="P29"><text:span text:style-name="T20">des </text:span><text:span text:style-name="Strong_20_Emphasis"><text:span text:style-name="T20">invariants</text:span></text:span><text:span text:style-name="T20"> pour le sol, le climat, la variabilité, les stress biotiques et la conduite </text:span></text:p>
        </text:list-item>
        <text:list-item>
          <text:p text:style-name="P29"><text:span text:style-name="T20">des </text:span><text:span text:style-name="Strong_20_Emphasis"><text:span text:style-name="T20">indices normalisés (0–1)</text:span></text:span><text:span text:style-name="T20">, </text:span><text:span text:style-name="Strong_20_Emphasis"><text:span text:style-name="T20">min/max</text:span></text:span><text:span text:style-name="T20">, </text:span><text:span text:style-name="Strong_20_Emphasis"><text:span text:style-name="T20">amplitudes</text:span></text:span><text:span text:style-name="T20">, </text:span><text:span text:style-name="Strong_20_Emphasis"><text:span text:style-name="T20">CV</text:span></text:span><text:span text:style-name="T20"> </text:span></text:p>
        </text:list-item>
        <text:list-item>
          <text:p text:style-name="P29"><text:span text:style-name="T20">une taille compacte de </text:span><text:span text:style-name="Strong_20_Emphasis"><text:span text:style-name="T20">7–8 kB</text:span></text:span><text:span text:style-name="T20"> </text:span></text:p>
        </text:list-item>
      </text:list>
      <text:p text:style-name="P12">Structure volontairement simple, physiologique, comparable entre parcelles et campagnes.</text:p>
      <text:p text:style-name="P12"/>
      <text:p text:style-name="Text_20_body"><text:span text:style-name="Strong_20_Emphasis"><text:span text:style-name="T20">3. Stades physiologiques</text:span></text:span></text:p>
      <text:p text:style-name="P12">Les stades utilisés sont standards et pertinents :</text:p>
      <text:list text:style-name="L11">
        <text:list-item>
          <text:p text:style-name="P30"><text:span text:style-name="Strong_20_Emphasis"><text:span text:style-name="T20">Implantation</text:span></text:span><text:span text:style-name="T20"> — mise en place du système racinaire </text:span></text:p>
        </text:list-item>
        <text:list-item>
          <text:p text:style-name="P30"><text:span text:style-name="Strong_20_Emphasis"><text:span text:style-name="T20">Végétatif</text:span></text:span><text:span text:style-name="T20"> — accumulation de biomasse </text:span></text:p>
        </text:list-item>
        <text:list-item>
          <text:p text:style-name="P30"><text:span text:style-name="Strong_20_Emphasis"><text:span text:style-name="T20">Floraison</text:span></text:span><text:span text:style-name="T20"> — initiation reproductive </text:span></text:p>
        </text:list-item>
        <text:list-item>
          <text:p text:style-name="P30"><text:span text:style-name="Strong_20_Emphasis"><text:span text:style-name="T20">Remplissage</text:span></text:span><text:span text:style-name="T20"> — dépôt des réserves </text:span></text:p>
        </text:list-item>
        <text:list-item>
          <text:p text:style-name="P30"><text:soft-page-break/><text:span text:style-name="Strong_20_Emphasis"><text:span text:style-name="T20">Maturation</text:span></text:span><text:span text:style-name="T20"> — sénescence </text:span></text:p>
        </text:list-item>
      </text:list>
      <text:p text:style-name="P12">✔ Cohérents avec la physiologie et adaptés à l’agrégation des signaux.</text:p>
      <text:p text:style-name="P12"/>
      <text:p text:style-name="Text_20_body"><text:span text:style-name="Strong_20_Emphasis"><text:span text:style-name="T20">4. Invariants du sol</text:span></text:span></text:p>
      <text:p text:style-name="P12">Inclut : humidité min/amplitude, température min/amplitude, variabilité EC, compaction, microtopographie.<text:line-break/>Déterminants de : enracinement, disponibilité en eau, nutrition, résilience, hétérogénéité.</text:p>
      <text:p text:style-name="P12">✔ Ensemble complet pour expliquer les effets pédologiques sur le rendement.</text:p>
      <text:p text:style-name="P12"/>
      <text:p text:style-name="Text_20_body"><text:span text:style-name="Strong_20_Emphasis"><text:span text:style-name="T20">5. Invariants climatiques</text:span></text:span></text:p>
      <text:p text:style-name="P12">Inclut : températures min/max, humidité, VPD, jours de chaleur, jours de gel.<text:line-break/>Impacte : phénologie, stress, maladies, biomasse, remplissage.</text:p>
      <text:p text:style-name="P12">✔ Variables climatiques essentielles, sans redondance.</text:p>
      <text:p text:style-name="P12"/>
      <text:p text:style-name="Text_20_body"><text:span text:style-name="Strong_20_Emphasis"><text:span text:style-name="T20">6. Invariants de variabilité</text:span></text:span></text:p>
      <text:p text:style-name="P12">Inclut : CV humidité, CV température, CV EC, indices d’uniformité.<text:line-break/>Influence : levée, tallage, propagation maladies, homogénéité de maturité, récoltabilité.</text:p>
      <text:p text:style-name="P12">✔ Représentation correcte de la variabilité spatiale.</text:p>
      <text:p text:style-name="P12"/>
      <text:p text:style-name="Text_20_body"><text:span text:style-name="Strong_20_Emphasis"><text:span text:style-name="T20">7. Invariants de stress biotique</text:span></text:span></text:p>
      <text:p text:style-name="P12">Inclut : pression maladies, dégâts maladies, verse, pression adventices.</text:p>
      <text:p text:style-name="P12">✔ Principaux facteurs biotiques de réduction du rendement.</text:p>
      <text:p text:style-name="P12"/>
      <text:p text:style-name="Text_20_body"><text:span text:style-name="Strong_20_Emphasis"><text:span text:style-name="T20">8. Invariants de conduite</text:span></text:span></text:p>
      <text:p text:style-name="P12">Inclut : dose d’azote, timing N, intensité herbicide, timing protection, uniformité de levée.</text:p>
      <text:p text:style-name="P12">✔ Variables de conduite les plus déterminantes pour les écarts de rendement.</text:p>
      <text:p text:style-name="P12"/>
      <text:p text:style-name="Text_20_body"><text:span text:style-name="Strong_20_Emphasis"><text:span text:style-name="T20">9. Complétude</text:span></text:span></text:p>
      <text:p text:style-name="P12">Les cinq familles de déterminants du rendement sont couvertes :</text:p>
      <text:list text:style-name="L12">
        <text:list-item>
          <text:p text:style-name="P31">Sol ✔ </text:p>
        </text:list-item>
        <text:list-item>
          <text:p text:style-name="P31">Climat ✔ </text:p>
        </text:list-item>
        <text:list-item>
          <text:p text:style-name="P31"><text:soft-page-break/>Variabilité ✔ </text:p>
        </text:list-item>
        <text:list-item>
          <text:p text:style-name="P31">Stress biotiques ✔ </text:p>
        </text:list-item>
        <text:list-item>
          <text:p text:style-name="P31">Conduite ✔ </text:p>
        </text:list-item>
      </text:list>
      <text:p text:style-name="P12">✔ Aucun déterminant critique manquant.<text:line-break/>✔ Structure adaptée à l’analyse du cycle complet.</text:p>
      <text:p text:style-name="P12"/>
      <text:p text:style-name="Text_20_body"><text:span text:style-name="Strong_20_Emphasis"><text:span text:style-name="T20">10. Précédent cultural et irrigation</text:span></text:span></text:p>
      <text:p text:style-name="Text_20_body"><text:span text:style-name="Strong_20_Emphasis"><text:span text:style-name="T20">Précédent cultural</text:span></text:span></text:p>
      <text:p text:style-name="Text_20_body"><text:span text:style-name="T20">Représenté par le </text:span><text:span text:style-name="Strong_20_Emphasis"><text:span text:style-name="T20">CIF N‑1</text:span></text:span><text:span text:style-name="T20">, qui capture : dynamique hydrique, compaction, fertilité résiduelle, maladies, adventices, variabilité, stress par stade, qualité d’implantation.</text:span></text:p>
      <text:p text:style-name="P12">✔ Plus précis qu’un simple champ “previous_crop”.</text:p>
      <text:p text:style-name="Text_20_body"><text:span text:style-name="Strong_20_Emphasis"><text:span text:style-name="T20">Irrigation</text:span></text:span></text:p>
      <text:p text:style-name="P12">Pas de champ “irrigué : oui/non”.<text:line-break/>Les conditions hydriques réelles sont mesurées directement : humidité min/amplitude, VPD, température sol, mouillure, stress hydrique par stade.</text:p>
      <text:p text:style-name="P12">✔ Le type d’infrastructure est inutile ; seule la réponse physiologique compte.</text:p>
      <text:p text:style-name="P12"/>
      <text:p text:style-name="Text_20_body"><text:span text:style-name="Strong_20_Emphasis"><text:span text:style-name="T20">11. Synthèse des validations expertes</text:span></text:span></text:p>
      <text:list text:style-name="L13">
        <text:list-item>
          <text:p text:style-name="P32"><text:span text:style-name="Strong_20_Emphasis"><text:span text:style-name="T20">Coopératives</text:span></text:span><text:span text:style-name="T20"> : structure intuitive, conforme aux pratiques terrain. </text:span></text:p>
        </text:list-item>
        <text:list-item>
          <text:p text:style-name="P32"><text:span text:style-name="Strong_20_Emphasis"><text:span text:style-name="T20">Ingénieurs agronomes</text:span></text:span><text:span text:style-name="T20"> : invariants pertinents, agrégation physiologique correcte. </text:span></text:p>
        </text:list-item>
        <text:list-item>
          <text:p text:style-name="P32"><text:span text:style-name="Strong_20_Emphasis"><text:span text:style-name="T20">Instituts</text:span></text:span><text:span text:style-name="T20"> : cohérence avec la littérature et les déterminants connus du rendement. </text:span></text:p>
        </text:list-item>
      </text:list>
      <text:p text:style-name="P12"/>
      <text:p text:style-name="Text_20_body"><text:span text:style-name="Strong_20_Emphasis"><text:span text:style-name="T20">12. Déclaration finale</text:span></text:span></text:p>
      <text:p text:style-name="Text_20_body"><text:span text:style-name="T20">La structure JSON CompaniX est </text:span><text:span text:style-name="Strong_20_Emphasis"><text:span text:style-name="T20">agronomiquement valide, scientifiquement fondée et complète</text:span></text:span><text:span text:style-name="T20"> pour représenter un cycle cultural et expliquer les écarts de rendement dans des conditions de sol, climat et variété identiques.</text:span></text:p>
      <text:p text:style-name="P12">Elle est adaptée à :</text:p>
      <text:list text:style-name="L14">
        <text:list-item>
          <text:p text:style-name="P33">l’analyse des écarts de rendement </text:p>
        </text:list-item>
        <text:list-item>
          <text:p text:style-name="P33">l’évaluation des pratiques </text:p>
        </text:list-item>
        <text:list-item>
          <text:p text:style-name="P33">la détection de motifs </text:p>
        </text:list-item>
        <text:list-item>
          <text:p text:style-name="P33">le benchmarking </text:p>
        </text:list-item>
        <text:list-item>
          <text:p text:style-name="P33">les systèmes de conseil </text:p>
        </text:list-item>
        <text:list-item>
          <text:p text:style-name="P33"><text:soft-page-break/>la prise de décision autonome </text:p>
        </text:list-item>
      </text:list>
      <text:p text:style-name="P12">Le précédent cultural et les conditions hydriques sont déjà intégrés via les invariants du cycle N‑1 et les mesures physiologiques.</text:p>
      <text:p text:style-name="Text_20_body"><text:span text:style-name="T20">Le protocole est prêt pour une </text:span><text:span text:style-name="Strong_20_Emphasis"><text:span text:style-name="T20">validation externe</text:span></text:span><text:span text:style-name="T20"> et une </text:span><text:span text:style-name="Strong_20_Emphasis"><text:span text:style-name="T20">adoption institutionnelle</text:span></text:span><text:span text:style-name="T20">.</text:span></text:p>
      <text:p text:style-name="Text_20_body"/>
      <text:p text:style-name="Text_20_body"><text:span text:style-name="Strong_20_Emphasis">Liste des acronymes utilisés</text:span></text:p>
      <text:list text:style-name="L15">
        <text:list-item>
          <text:p text:style-name="P34"><text:span text:style-name="Strong_20_Emphasis">CIF</text:span> — <text:span text:style-name="Strong_20_Emphasis"><text:span text:style-name="T26">Cycle Invariant File</text:span></text:span><text:line-break/>Fichier JSON CompaniX représentant un cycle cultural à travers des invariants agronomiques.</text:p>
        </text:list-item>
        <text:list-item>
          <text:p text:style-name="P35"><text:span text:style-name="Strong_20_Emphasis">CV</text:span> — <text:span text:style-name="Emphasis">Coefficient of Variation</text:span> <text:line-break/>Mesure de la variabilité spatiale (écarts relatifs dans l’humidité, la température, l’EC…).</text:p>
        </text:list-item>
        <text:list-item>
          <text:p text:style-name="P35"><text:span text:style-name="Strong_20_Emphasis">EC</text:span> — <text:span text:style-name="Emphasis">Electrical Conductivity</text:span> <text:line-break/>Indicateur de salinité, structure, texture et variabilité du sol.</text:p>
        </text:list-item>
        <text:list-item>
          <text:p text:style-name="P35"><text:span text:style-name="Strong_20_Emphasis">VPD</text:span> — <text:span text:style-name="Emphasis">Vapor Pressure Deficit</text:span> <text:line-break/>Déficit de pression de vapeur, indicateur clé du stress hydrique et de la transpiration.</text:p>
        </text:list-item>
        <text:list-item>
          <text:p text:style-name="P35"><text:span text:style-name="Strong_20_Emphasis">N‑1</text:span> — Cycle cultural précédent<text:line-break/>Représenté par le CIF de la campagne précédente, utilisé pour capturer l’héritage agronomique.</text:p>
        </text:list-item>
      </text:list>
      <text:p text:style-name="Text_20_body"/>
      <text:p text:style-name="Text_20_body"><text:bookmark-start text:name="__RefHeading___Toc33024_3760442507"/><text:span text:style-name="Strong_20_Emphasis"><text:line-break/></text:span><text:bookmark-end text:name="__RefHeading___Toc33024_3760442507"/></text:p>
      <text:h text:style-name="P36" text:outline-level="2"><text:bookmark-start text:name="__RefHeading___Toc33026_3760442507"/><text:span text:style-name="Strong_20_Emphasis">CIF - Version française</text:span><text:bookmark-end text:name="__RefHeading___Toc33026_3760442507"/></text:h>
      <text:p text:style-name="P37"><text:span text:style-name="Strong_20_Emphasis"><text:span text:style-name="T11"/></text:span></text:p>
      <text:p text:style-name="P37"><text:span text:style-name="Strong_20_Emphasis"><text:span text:style-name="T11">Important :</text:span></text:span><text:span text:style-name="T11"> <text:line-break/>Les fichiers JSON officiels de CompaniX sont toujours rédigés en </text:span><text:span text:style-name="Strong_20_Emphasis"><text:span text:style-name="T11">anglais</text:span></text:span><text:span text:style-name="T11">, conformément au protocole CIP (CompaniX Invariant Protocol).<text:line-break/>Les </text:span><text:span text:style-name="Strong_20_Emphasis"><text:span text:style-name="T11">versions françaises et allemandes ci‑dessous sont entièrement traduites uniquement pour aider les experts agronomiques à valider la structure, la signification et la logique agronomique du fichier JSON.</text:span></text:span></text:p>
      <text:p text:style-name="P37"><text:span text:style-name="Strong_20_Emphasis"><text:span text:style-name="T27">Ces versions traduites ne sont pas utilisées en production et ne doivent pas remplacer le format JSON officiel en anglais conforme au CIP.</text:span></text:span></text:p>
      <text:p text:style-name="P38"><text:span text:style-name="Strong_20_Emphasis"><text:span text:style-name="T27"/></text:span></text:p>
      <text:p text:style-name="Preformatted_20_Text"><text:span text:style-name="Source_20_Text">{</text:span></text:p>
      <text:p text:style-name="Preformatted_20_Text"><text:span text:style-name="Source_20_Text"><text:s text:c="2"/>"id_cycle": "P-12-ble-2025",</text:span></text:p>
      <text:p text:style-name="Preformatted_20_Text"><text:span text:style-name="Source_20_Text"><text:s text:c="2"/>"identifiant_parcelle": "P-12",</text:span></text:p>
      <text:p text:style-name="Preformatted_20_Text"><text:span text:style-name="Source_20_Text"><text:s text:c="2"/>"culture": "blé",</text:span></text:p>
      <text:p text:style-name="Preformatted_20_Text"><text:span text:style-name="Source_20_Text"><text:s text:c="2"/>"variete": "Apache",</text:span></text:p>
      <text:p text:style-name="Preformatted_20_Text"><text:span text:style-name="Source_20_Text"><text:s text:c="2"/>"annee": 2025,</text:span></text:p>
      <text:p text:style-name="Preformatted_20_Text"/>
      <text:p text:style-name="Preformatted_20_Text"><text:span text:style-name="Source_20_Text"><text:s text:c="2"/>"caracteristiques_varietales": {</text:span></text:p>
      <text:p text:style-name="Preformatted_20_Text"><text:span text:style-name="Source_20_Text"><text:s text:c="4"/>"indice_precocite": 0.6,</text:span></text:p>
      <text:p text:style-name="Preformatted_20_Text"><text:span text:style-name="Source_20_Text"><text:s text:c="4"/>"indice_tolerance_secheresse": 0.7,</text:span></text:p>
      <text:p text:style-name="Preformatted_20_Text"><text:span text:style-name="Source_20_Text"><text:s text:c="4"/>"indice_resistance_maladies": 0.8,</text:span></text:p>
      <text:p text:style-name="Preformatted_20_Text"><text:span text:style-name="Source_20_Text"><text:s text:c="4"/>"indice_resistance_verse": 0.9</text:span></text:p>
      <text:p text:style-name="Preformatted_20_Text"><text:span text:style-name="Source_20_Text"><text:s text:c="2"/>},</text:span></text:p>
      <text:p text:style-name="Preformatted_20_Text"/>
      <text:p text:style-name="Preformatted_20_Text"><text:span text:style-name="Source_20_Text"><text:s text:c="2"/>"date_semi": "2025-03-18",</text:span></text:p>
      <text:p text:style-name="Preformatted_20_Text"><text:span text:style-name="Source_20_Text"><text:s text:c="2"/>"date_recolte": "2025-08-12",</text:span></text:p>
      <text:p text:style-name="Preformatted_20_Text"/>
      <text:p text:style-name="Preformatted_20_Text"><text:span text:style-name="Source_20_Text"><text:s text:c="2"/>"stade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nom": "implantation",</text:span></text:p>
      <text:p text:style-name="Preformatted_20_Text"><text:span text:style-name="Source_20_Text"><text:s text:c="6"/>"date_debut": "2025-03-18",</text:span></text:p>
      <text:p text:style-name="Preformatted_20_Text"><text:span text:style-name="Source_20_Text"><text:s text:c="6"/>"date_fin": "2025-04-02",</text:span></text:p>
      <text:p text:style-name="Preformatted_20_Text"/>
      <text:p text:style-name="Preformatted_20_Text"><text:span text:style-name="Source_20_Text"><text:s text:c="6"/>"sol_fonctionnel": {</text:span></text:p>
      <text:p text:style-name="Preformatted_20_Text"><text:span text:style-name="Source_20_Text"><text:s text:c="8"/>"humidite_min": 18.4,</text:span></text:p>
      <text:p text:style-name="Preformatted_20_Text"><text:span text:style-name="Source_20_Text"><text:s text:c="8"/>"humidite_amplitude": 11.2,</text:span></text:p>
      <text:p text:style-name="Preformatted_20_Text"><text:span text:style-name="Source_20_Text"><text:s text:c="8"/>"temperature_sol_min": 8.1,</text:span></text:p>
      <text:p text:style-name="Preformatted_20_Text"><text:span text:style-name="Source_20_Text"><text:s text:c="8"/>"temperature_sol_amplitude": 4.0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climat_local": {</text:span></text:p>
      <text:p text:style-name="Preformatted_20_Text"><text:span text:style-name="Source_20_Text"><text:s text:c="8"/>"temperature_air_min": 3.2,</text:span></text:p>
      <text:p text:style-name="Preformatted_20_Text"><text:span text:style-name="Source_20_Text"><text:s text:c="8"/>"temperature_air_amplitude": 12.5,</text:span></text:p>
      <text:p text:style-name="Preformatted_20_Text"><text:span text:style-name="Source_20_Text"><text:s text:c="8"/>"humidite_air_min": 55.0,</text:span></text:p>
      <text:p text:style-name="Preformatted_20_Text"><text:span text:style-name="Source_20_Text"><text:s text:c="8"/>"humidite_air_amplitude": 20.0,</text:span></text:p>
      <text:p text:style-name="Preformatted_20_Text"><text:span text:style-name="Source_20_Text"><text:s text:c="8"/>"jours_canicule": 0,</text:span></text:p>
      <text:p text:style-name="Preformatted_20_Text"><text:span text:style-name="Source_20_Text"><text:s text:c="8"/>"jours_gel": 2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variation_sol": {</text:span></text:p>
      <text:p text:style-name="Preformatted_20_Text"><text:span text:style-name="Source_20_Text"><text:s text:c="8"/>"cv_humidite": 0.18,</text:span></text:p>
      <text:p text:style-name="Preformatted_20_Text"><text:span text:style-name="Source_20_Text"><text:s text:c="8"/>"cv_temperature": 0.12,</text:span></text:p>
      <text:p text:style-name="Preformatted_20_Text"><text:span text:style-name="Source_20_Text"><text:s text:c="8"/>"cv_ce": 0.17,</text:span></text:p>
      <text:p text:style-name="Preformatted_20_Text"><text:span text:style-name="Source_20_Text"><text:s text:c="8"/>"indice_compaction": 0.22,</text:span></text:p>
      <text:p text:style-name="Preformatted_20_Text"><text:span text:style-name="Source_20_Text"><text:s text:c="8"/>"indice_variabilite_texture": 0.15,</text:span></text:p>
      <text:p text:style-name="Preformatted_20_Text"><text:span text:style-name="Source_20_Text"><text:s text:c="8"/>"indice_microtopographie": 0.11</text:span></text:p>
      <text:p text:style-name="Preformatted_20_Text"><text:soft-page-break/><text:span text:style-name="Source_20_Text"><text:s text:c="6"/>},</text:span></text:p>
      <text:p text:style-name="Preformatted_20_Text"/>
      <text:p text:style-name="Preformatted_20_Text"><text:span text:style-name="Source_20_Text"><text:s text:c="6"/>"microclimat_canopée": {</text:span></text:p>
      <text:p text:style-name="Preformatted_20_Text"><text:span text:style-name="Source_20_Text"><text:s text:c="8"/>"vpd_min": 0.4,</text:span></text:p>
      <text:p text:style-name="Preformatted_20_Text"><text:span text:style-name="Source_20_Text"><text:s text:c="8"/>"vpd_amplitude": 1.2,</text:span></text:p>
      <text:p text:style-name="Preformatted_20_Text"><text:span text:style-name="Source_20_Text"><text:s text:c="8"/>"evenements_mouillure_canopée": 4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conduite": {</text:span></text:p>
      <text:p text:style-name="Preformatted_20_Text"><text:span text:style-name="Source_20_Text"><text:s text:c="8"/>"azote_applique_kg_ha": 0,</text:span></text:p>
      <text:p text:style-name="Preformatted_20_Text"><text:span text:style-name="Source_20_Text"><text:s text:c="8"/>"indice_timing_azote": 0.0,</text:span></text:p>
      <text:p text:style-name="Preformatted_20_Text"><text:span text:style-name="Source_20_Text"><text:s text:c="8"/>"indice_intensite_herbicide": 0.1,</text:span></text:p>
      <text:p text:style-name="Preformatted_20_Text"><text:span text:style-name="Source_20_Text"><text:s text:c="8"/>"score_timing_protection": 0.6,</text:span></text:p>
      <text:p text:style-name="Preformatted_20_Text"><text:span text:style-name="Source_20_Text"><text:s text:c="8"/>"indice_uniformite_levee": 0.85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pathologies": {</text:span></text:p>
      <text:p text:style-name="Preformatted_20_Text"><text:span text:style-name="Source_20_Text"><text:s text:c="8"/>"indice_pression_maladies": 0.1,</text:span></text:p>
      <text:p text:style-name="Preformatted_20_Text"><text:span text:style-name="Source_20_Text"><text:s text:c="8"/>"indice_degats_maladies": 0.0,</text:span></text:p>
      <text:p text:style-name="Preformatted_20_Text"><text:span text:style-name="Source_20_Text"><text:s text:c="8"/>"indice_verse": 0.0,</text:span></text:p>
      <text:p text:style-name="Preformatted_20_Text"><text:span text:style-name="Source_20_Text"><text:s text:c="8"/>"indice_pression_adventices": 0.3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/>
      <text:p text:style-name="Preformatted_20_Text"><text:span text:style-name="Source_20_Text"><text:s text:c="4"/>{</text:span></text:p>
      <text:p text:style-name="Preformatted_20_Text"><text:span text:style-name="Source_20_Text"><text:s text:c="6"/>"nom": "végétatif",</text:span></text:p>
      <text:p text:style-name="Preformatted_20_Text"><text:span text:style-name="Source_20_Text"><text:s text:c="6"/>"date_debut": "2025-04-03",</text:span></text:p>
      <text:p text:style-name="Preformatted_20_Text"><text:span text:style-name="Source_20_Text"><text:s text:c="6"/>"date_fin": "2025-05-14",</text:span></text:p>
      <text:p text:style-name="Preformatted_20_Text"/>
      <text:p text:style-name="Preformatted_20_Text"><text:span text:style-name="Source_20_Text"><text:s text:c="6"/>"sol_fonctionnel": {</text:span></text:p>
      <text:p text:style-name="Preformatted_20_Text"><text:span text:style-name="Source_20_Text"><text:s text:c="8"/>"humidite_min": 16.1,</text:span></text:p>
      <text:p text:style-name="Preformatted_20_Text"><text:span text:style-name="Source_20_Text"><text:s text:c="8"/>"humidite_amplitude": 13.4,</text:span></text:p>
      <text:p text:style-name="Preformatted_20_Text"><text:span text:style-name="Source_20_Text"><text:s text:c="8"/>"temperature_sol_min": 10.2,</text:span></text:p>
      <text:p text:style-name="Preformatted_20_Text"><text:span text:style-name="Source_20_Text"><text:s text:c="8"/>"temperature_sol_amplitude": 5.1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climat_local": {</text:span></text:p>
      <text:p text:style-name="Preformatted_20_Text"><text:span text:style-name="Source_20_Text"><text:s text:c="8"/>"temperature_air_min": 6.4,</text:span></text:p>
      <text:p text:style-name="Preformatted_20_Text"><text:span text:style-name="Source_20_Text"><text:s text:c="8"/>"temperature_air_amplitude": 18.2,</text:span></text:p>
      <text:p text:style-name="Preformatted_20_Text"><text:span text:style-name="Source_20_Text"><text:s text:c="8"/>"humidite_air_min": 48.0,</text:span></text:p>
      <text:p text:style-name="Preformatted_20_Text"><text:span text:style-name="Source_20_Text"><text:s text:c="8"/>"humidite_air_amplitude": 22.0,</text:span></text:p>
      <text:p text:style-name="Preformatted_20_Text"><text:span text:style-name="Source_20_Text"><text:s text:c="8"/>"jours_canicule": 1,</text:span></text:p>
      <text:p text:style-name="Preformatted_20_Text"><text:span text:style-name="Source_20_Text"><text:s text:c="8"/>"jours_gel": 0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variation_sol": {</text:span></text:p>
      <text:p text:style-name="Preformatted_20_Text"><text:span text:style-name="Source_20_Text"><text:s text:c="8"/>"cv_humidite": 0.20,</text:span></text:p>
      <text:p text:style-name="Preformatted_20_Text"><text:span text:style-name="Source_20_Text"><text:s text:c="8"/>"cv_temperature": 0.14,</text:span></text:p>
      <text:p text:style-name="Preformatted_20_Text"><text:span text:style-name="Source_20_Text"><text:s text:c="8"/>"cv_ce": 0.18,</text:span></text:p>
      <text:p text:style-name="Preformatted_20_Text"><text:span text:style-name="Source_20_Text"><text:s text:c="8"/>"indice_compaction": 0.24,</text:span></text:p>
      <text:p text:style-name="Preformatted_20_Text"><text:span text:style-name="Source_20_Text"><text:s text:c="8"/>"indice_variabilite_texture": 0.16,</text:span></text:p>
      <text:p text:style-name="Preformatted_20_Text"><text:span text:style-name="Source_20_Text"><text:s text:c="8"/>"indice_microtopographie": 0.12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microclimat_canopée": {</text:span></text:p>
      <text:p text:style-name="Preformatted_20_Text"><text:span text:style-name="Source_20_Text"><text:s text:c="8"/>"vpd_min": 0.5,</text:span></text:p>
      <text:p text:style-name="Preformatted_20_Text"><text:span text:style-name="Source_20_Text"><text:s text:c="8"/>"vpd_amplitude": 1.4,</text:span></text:p>
      <text:p text:style-name="Preformatted_20_Text"><text:span text:style-name="Source_20_Text"><text:s text:c="8"/>"evenements_mouillure_canopée": 6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conduite": {</text:span></text:p>
      <text:p text:style-name="Preformatted_20_Text"><text:span text:style-name="Source_20_Text"><text:s text:c="8"/>"azote_applique_kg_ha": 40,</text:span></text:p>
      <text:p text:style-name="Preformatted_20_Text"><text:span text:style-name="Source_20_Text"><text:s text:c="8"/>"indice_timing_azote": 0.7,</text:span></text:p>
      <text:p text:style-name="Preformatted_20_Text"><text:span text:style-name="Source_20_Text"><text:s text:c="8"/>"indice_intensite_herbicide": 0.2,</text:span></text:p>
      <text:p text:style-name="Preformatted_20_Text"><text:span text:style-name="Source_20_Text"><text:s text:c="8"/>"score_timing_protection": 0.8,</text:span></text:p>
      <text:p text:style-name="Preformatted_20_Text"><text:span text:style-name="Source_20_Text"><text:s text:c="8"/>"indice_uniformite_levee": 0.9</text:span></text:p>
      <text:p text:style-name="Preformatted_20_Text"><text:span text:style-name="Source_20_Text"><text:s text:c="6"/>},</text:span></text:p>
      <text:p text:style-name="Preformatted_20_Text"><text:soft-page-break/></text:p>
      <text:p text:style-name="Preformatted_20_Text"><text:span text:style-name="Source_20_Text"><text:s text:c="6"/>"pathologies": {</text:span></text:p>
      <text:p text:style-name="Preformatted_20_Text"><text:span text:style-name="Source_20_Text"><text:s text:c="8"/>"indice_pression_maladies": 0.2,</text:span></text:p>
      <text:p text:style-name="Preformatted_20_Text"><text:span text:style-name="Source_20_Text"><text:s text:c="8"/>"indice_degats_maladies": 0.05,</text:span></text:p>
      <text:p text:style-name="Preformatted_20_Text"><text:span text:style-name="Source_20_Text"><text:s text:c="8"/>"indice_verse": 0.0,</text:span></text:p>
      <text:p text:style-name="Preformatted_20_Text"><text:span text:style-name="Source_20_Text"><text:s text:c="8"/>"indice_pression_adventices": 0.2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/>
      <text:p text:style-name="Preformatted_20_Text"><text:span text:style-name="Source_20_Text"><text:s text:c="4"/>{</text:span></text:p>
      <text:p text:style-name="Preformatted_20_Text"><text:span text:style-name="Source_20_Text"><text:s text:c="6"/>"nom": "floraison",</text:span></text:p>
      <text:p text:style-name="Preformatted_20_Text"><text:span text:style-name="Source_20_Text"><text:s text:c="6"/>"date_debut": "2025-05-15",</text:span></text:p>
      <text:p text:style-name="Preformatted_20_Text"><text:span text:style-name="Source_20_Text"><text:s text:c="6"/>"date_fin": "2025-06-02",</text:span></text:p>
      <text:p text:style-name="Preformatted_20_Text"/>
      <text:p text:style-name="Preformatted_20_Text"><text:span text:style-name="Source_20_Text"><text:s text:c="6"/>"sol_fonctionnel": {</text:span></text:p>
      <text:p text:style-name="Preformatted_20_Text"><text:span text:style-name="Source_20_Text"><text:s text:c="8"/>"humidite_min": 14.2,</text:span></text:p>
      <text:p text:style-name="Preformatted_20_Text"><text:span text:style-name="Source_20_Text"><text:s text:c="8"/>"humidite_amplitude": 14.3,</text:span></text:p>
      <text:p text:style-name="Preformatted_20_Text"><text:span text:style-name="Source_20_Text"><text:s text:c="8"/>"temperature_sol_min": 12.1,</text:span></text:p>
      <text:p text:style-name="Preformatted_20_Text"><text:span text:style-name="Source_20_Text"><text:s text:c="8"/>"temperature_sol_amplitude": 6.1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climat_local": {</text:span></text:p>
      <text:p text:style-name="Preformatted_20_Text"><text:span text:style-name="Source_20_Text"><text:s text:c="8"/>"temperature_air_min": 8.2,</text:span></text:p>
      <text:p text:style-name="Preformatted_20_Text"><text:span text:style-name="Source_20_Text"><text:s text:c="8"/>"temperature_air_amplitude": 21.2,</text:span></text:p>
      <text:p text:style-name="Preformatted_20_Text"><text:span text:style-name="Source_20_Text"><text:s text:c="8"/>"humidite_air_min": 42.0,</text:span></text:p>
      <text:p text:style-name="Preformatted_20_Text"><text:span text:style-name="Source_20_Text"><text:s text:c="8"/>"humidite_air_amplitude": 18.0,</text:span></text:p>
      <text:p text:style-name="Preformatted_20_Text"><text:span text:style-name="Source_20_Text"><text:s text:c="8"/>"jours_canicule": 4,</text:span></text:p>
      <text:p text:style-name="Preformatted_20_Text"><text:span text:style-name="Source_20_Text"><text:s text:c="8"/>"jours_gel": 0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variation_sol": {</text:span></text:p>
      <text:p text:style-name="Preformatted_20_Text"><text:span text:style-name="Source_20_Text"><text:s text:c="8"/>"cv_humidite": 0.23,</text:span></text:p>
      <text:p text:style-name="Preformatted_20_Text"><text:span text:style-name="Source_20_Text"><text:s text:c="8"/>"cv_temperature": 0.15,</text:span></text:p>
      <text:p text:style-name="Preformatted_20_Text"><text:span text:style-name="Source_20_Text"><text:s text:c="8"/>"cv_ce": 0.19,</text:span></text:p>
      <text:p text:style-name="Preformatted_20_Text"><text:span text:style-name="Source_20_Text"><text:s text:c="8"/>"indice_compaction": 0.25,</text:span></text:p>
      <text:p text:style-name="Preformatted_20_Text"><text:span text:style-name="Source_20_Text"><text:s text:c="8"/>"indice_variabilite_texture": 0.17,</text:span></text:p>
      <text:p text:style-name="Preformatted_20_Text"><text:span text:style-name="Source_20_Text"><text:s text:c="8"/>"indice_microtopographie": 0.13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microclimat_canopée": {</text:span></text:p>
      <text:p text:style-name="Preformatted_20_Text"><text:span text:style-name="Source_20_Text"><text:s text:c="8"/>"vpd_min": 0.6,</text:span></text:p>
      <text:p text:style-name="Preformatted_20_Text"><text:span text:style-name="Source_20_Text"><text:s text:c="8"/>"vpd_amplitude": 1.6,</text:span></text:p>
      <text:p text:style-name="Preformatted_20_Text"><text:span text:style-name="Source_20_Text"><text:s text:c="8"/>"evenements_mouillure_canopée": 3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conduite": {</text:span></text:p>
      <text:p text:style-name="Preformatted_20_Text"><text:span text:style-name="Source_20_Text"><text:s text:c="8"/>"azote_applique_kg_ha": 20,</text:span></text:p>
      <text:p text:style-name="Preformatted_20_Text"><text:span text:style-name="Source_20_Text"><text:s text:c="8"/>"indice_timing_azote": 0.9,</text:span></text:p>
      <text:p text:style-name="Preformatted_20_Text"><text:span text:style-name="Source_20_Text"><text:s text:c="8"/>"indice_intensite_herbicide": 0.0,</text:span></text:p>
      <text:p text:style-name="Preformatted_20_Text"><text:span text:style-name="Source_20_Text"><text:s text:c="8"/>"score_timing_protection": 0.9,</text:span></text:p>
      <text:p text:style-name="Preformatted_20_Text"><text:span text:style-name="Source_20_Text"><text:s text:c="8"/>"indice_uniformite_levee": 0.9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pathologies": {</text:span></text:p>
      <text:p text:style-name="Preformatted_20_Text"><text:span text:style-name="Source_20_Text"><text:s text:c="8"/>"indice_pression_maladies": 0.4,</text:span></text:p>
      <text:p text:style-name="Preformatted_20_Text"><text:span text:style-name="Source_20_Text"><text:s text:c="8"/>"indice_degats_maladies": 0.1,</text:span></text:p>
      <text:p text:style-name="Preformatted_20_Text"><text:span text:style-name="Source_20_Text"><text:s text:c="8"/>"indice_verse": 0.0,</text:span></text:p>
      <text:p text:style-name="Preformatted_20_Text"><text:span text:style-name="Source_20_Text"><text:s text:c="8"/>"indice_pression_adventices": 0.1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/>
      <text:p text:style-name="Preformatted_20_Text"><text:span text:style-name="Source_20_Text"><text:s text:c="4"/>{</text:span></text:p>
      <text:p text:style-name="Preformatted_20_Text"><text:span text:style-name="Source_20_Text"><text:s text:c="6"/>"nom": "remplissage_du_grain",</text:span></text:p>
      <text:p text:style-name="Preformatted_20_Text"><text:span text:style-name="Source_20_Text"><text:s text:c="6"/>"date_debut": "2025-06-03",</text:span></text:p>
      <text:p text:style-name="Preformatted_20_Text"><text:span text:style-name="Source_20_Text"><text:s text:c="6"/>"date_fin": "2025-07-10",</text:span></text:p>
      <text:p text:style-name="Preformatted_20_Text"/>
      <text:p text:style-name="Preformatted_20_Text"><text:span text:style-name="Source_20_Text"><text:s text:c="6"/>"sol_fonctionnel": {</text:span></text:p>
      <text:p text:style-name="Preformatted_20_Text"><text:soft-page-break/><text:span text:style-name="Source_20_Text"><text:s text:c="8"/>"humidite_min": 12.5,</text:span></text:p>
      <text:p text:style-name="Preformatted_20_Text"><text:span text:style-name="Source_20_Text"><text:s text:c="8"/>"humidite_amplitude": 10.8,</text:span></text:p>
      <text:p text:style-name="Preformatted_20_Text"><text:span text:style-name="Source_20_Text"><text:s text:c="8"/>"temperature_sol_min": 14.0,</text:span></text:p>
      <text:p text:style-name="Preformatted_20_Text"><text:span text:style-name="Source_20_Text"><text:s text:c="8"/>"temperature_sol_amplitude": 7.2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climat_local": {</text:span></text:p>
      <text:p text:style-name="Preformatted_20_Text"><text:span text:style-name="Source_20_Text"><text:s text:c="8"/>"temperature_air_min": 10.1,</text:span></text:p>
      <text:p text:style-name="Preformatted_20_Text"><text:span text:style-name="Source_20_Text"><text:s text:c="8"/>"temperature_air_amplitude": 24.3,</text:span></text:p>
      <text:p text:style-name="Preformatted_20_Text"><text:span text:style-name="Source_20_Text"><text:s text:c="8"/>"humidite_air_min": 38.0,</text:span></text:p>
      <text:p text:style-name="Preformatted_20_Text"><text:span text:style-name="Source_20_Text"><text:s text:c="8"/>"humidite_air_amplitude": 20.0,</text:span></text:p>
      <text:p text:style-name="Preformatted_20_Text"><text:span text:style-name="Source_20_Text"><text:s text:c="8"/>"jours_canicule": 6,</text:span></text:p>
      <text:p text:style-name="Preformatted_20_Text"><text:span text:style-name="Source_20_Text"><text:s text:c="8"/>"jours_gel": 0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variation_sol": {</text:span></text:p>
      <text:p text:style-name="Preformatted_20_Text"><text:span text:style-name="Source_20_Text"><text:s text:c="8"/>"cv_humidite": 0.19,</text:span></text:p>
      <text:p text:style-name="Preformatted_20_Text"><text:span text:style-name="Source_20_Text"><text:s text:c="8"/>"cv_temperature": 0.13,</text:span></text:p>
      <text:p text:style-name="Preformatted_20_Text"><text:span text:style-name="Source_20_Text"><text:s text:c="8"/>"cv_ce": 0.16,</text:span></text:p>
      <text:p text:style-name="Preformatted_20_Text"><text:span text:style-name="Source_20_Text"><text:s text:c="8"/>"indice_compaction": 0.21,</text:span></text:p>
      <text:p text:style-name="Preformatted_20_Text"><text:span text:style-name="Source_20_Text"><text:s text:c="8"/>"indice_variabilite_texture": 0.14,</text:span></text:p>
      <text:p text:style-name="Preformatted_20_Text"><text:span text:style-name="Source_20_Text"><text:s text:c="8"/>"indice_microtopographie": 0.10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microclimat_canopée": {</text:span></text:p>
      <text:p text:style-name="Preformatted_20_Text"><text:span text:style-name="Source_20_Text"><text:s text:c="8"/>"vpd_min": 0.7,</text:span></text:p>
      <text:p text:style-name="Preformatted_20_Text"><text:span text:style-name="Source_20_Text"><text:s text:c="8"/>"vpd_amplitude": 1.8,</text:span></text:p>
      <text:p text:style-name="Preformatted_20_Text"><text:span text:style-name="Source_20_Text"><text:s text:c="8"/>"evenements_mouillure_canopée": 2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conduite": {</text:span></text:p>
      <text:p text:style-name="Preformatted_20_Text"><text:span text:style-name="Source_20_Text"><text:s text:c="8"/>"azote_applique_kg_ha": 0,</text:span></text:p>
      <text:p text:style-name="Preformatted_20_Text"><text:span text:style-name="Source_20_Text"><text:s text:c="8"/>"indice_timing_azote": 0.0,</text:span></text:p>
      <text:p text:style-name="Preformatted_20_Text"><text:span text:style-name="Source_20_Text"><text:s text:c="8"/>"indice_intensite_herbicide": 0.0,</text:span></text:p>
      <text:p text:style-name="Preformatted_20_Text"><text:span text:style-name="Source_20_Text"><text:s text:c="8"/>"score_timing_protection": 0.0,</text:span></text:p>
      <text:p text:style-name="Preformatted_20_Text"><text:span text:style-name="Source_20_Text"><text:s text:c="8"/>"indice_uniformite_levee": 0.9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pathologies": {</text:span></text:p>
      <text:p text:style-name="Preformatted_20_Text"><text:span text:style-name="Source_20_Text"><text:s text:c="8"/>"indice_pression_maladies": 0.3,</text:span></text:p>
      <text:p text:style-name="Preformatted_20_Text"><text:span text:style-name="Source_20_Text"><text:s text:c="8"/>"indice_degats_maladies": 0.15,</text:span></text:p>
      <text:p text:style-name="Preformatted_20_Text"><text:span text:style-name="Source_20_Text"><text:s text:c="8"/>"indice_verse": 0.1,</text:span></text:p>
      <text:p text:style-name="Preformatted_20_Text"><text:span text:style-name="Source_20_Text"><text:s text:c="8"/>"indice_pression_adventices": 0.1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/>
      <text:p text:style-name="Preformatted_20_Text"><text:span text:style-name="Source_20_Text"><text:s text:c="4"/>{</text:span></text:p>
      <text:p text:style-name="Preformatted_20_Text"><text:span text:style-name="Source_20_Text"><text:s text:c="6"/>"nom": "maturation",</text:span></text:p>
      <text:p text:style-name="Preformatted_20_Text"><text:span text:style-name="Source_20_Text"><text:s text:c="6"/>"date_debut": "2025-07-11",</text:span></text:p>
      <text:p text:style-name="Preformatted_20_Text"><text:span text:style-name="Source_20_Text"><text:s text:c="6"/>"date_fin": "2025-08-12",</text:span></text:p>
      <text:p text:style-name="Preformatted_20_Text"/>
      <text:p text:style-name="Preformatted_20_Text"><text:span text:style-name="Source_20_Text"><text:s text:c="6"/>"sol_fonctionnel": {</text:span></text:p>
      <text:p text:style-name="Preformatted_20_Text"><text:span text:style-name="Source_20_Text"><text:s text:c="8"/>"humidite_min": 10.4,</text:span></text:p>
      <text:p text:style-name="Preformatted_20_Text"><text:span text:style-name="Source_20_Text"><text:s text:c="8"/>"humidite_amplitude": 9.1,</text:span></text:p>
      <text:p text:style-name="Preformatted_20_Text"><text:span text:style-name="Source_20_Text"><text:s text:c="8"/>"temperature_sol_min": 16.2,</text:span></text:p>
      <text:p text:style-name="Preformatted_20_Text"><text:span text:style-name="Source_20_Text"><text:s text:c="8"/>"temperature_sol_amplitude": 8.0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climat_local": {</text:span></text:p>
      <text:p text:style-name="Preformatted_20_Text"><text:span text:style-name="Source_20_Text"><text:s text:c="8"/>"temperature_air_min": 12.4,</text:span></text:p>
      <text:p text:style-name="Preformatted_20_Text"><text:span text:style-name="Source_20_Text"><text:s text:c="8"/>"temperature_air_amplitude": 26.1,</text:span></text:p>
      <text:p text:style-name="Preformatted_20_Text"><text:span text:style-name="Source_20_Text"><text:s text:c="8"/>"humidite_air_min": 35.0,</text:span></text:p>
      <text:p text:style-name="Preformatted_20_Text"><text:span text:style-name="Source_20_Text"><text:s text:c="8"/>"humidite_air_amplitude": 17.0,</text:span></text:p>
      <text:p text:style-name="Preformatted_20_Text"><text:span text:style-name="Source_20_Text"><text:s text:c="8"/>"jours_canicule": 8,</text:span></text:p>
      <text:p text:style-name="Preformatted_20_Text"><text:span text:style-name="Source_20_Text"><text:s text:c="8"/>"jours_gel": 0</text:span></text:p>
      <text:p text:style-name="Preformatted_20_Text"><text:span text:style-name="Source_20_Text"><text:s text:c="6"/>},</text:span></text:p>
      <text:p text:style-name="Preformatted_20_Text"/>
      <text:p text:style-name="Preformatted_20_Text"><text:soft-page-break/><text:span text:style-name="Source_20_Text"><text:s text:c="6"/>"variation_sol": {</text:span></text:p>
      <text:p text:style-name="Preformatted_20_Text"><text:span text:style-name="Source_20_Text"><text:s text:c="8"/>"cv_humidite": 0.17,</text:span></text:p>
      <text:p text:style-name="Preformatted_20_Text"><text:span text:style-name="Source_20_Text"><text:s text:c="8"/>"cv_temperature": 0.11,</text:span></text:p>
      <text:p text:style-name="Preformatted_20_Text"><text:span text:style-name="Source_20_Text"><text:s text:c="8"/>"cv_ce": 0.15,</text:span></text:p>
      <text:p text:style-name="Preformatted_20_Text"><text:span text:style-name="Source_20_Text"><text:s text:c="8"/>"indice_compaction": 0.20,</text:span></text:p>
      <text:p text:style-name="Preformatted_20_Text"><text:span text:style-name="Source_20_Text"><text:s text:c="8"/>"indice_variabilite_texture": 0.13,</text:span></text:p>
      <text:p text:style-name="Preformatted_20_Text"><text:span text:style-name="Source_20_Text"><text:s text:c="8"/>"indice_microtopographie": 0.09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microclimat_canopée": {</text:span></text:p>
      <text:p text:style-name="Preformatted_20_Text"><text:span text:style-name="Source_20_Text"><text:s text:c="8"/>"vpd_min": 0.8,</text:span></text:p>
      <text:p text:style-name="Preformatted_20_Text"><text:span text:style-name="Source_20_Text"><text:s text:c="8"/>"vpd_amplitude": 2.0,</text:span></text:p>
      <text:p text:style-name="Preformatted_20_Text"><text:span text:style-name="Source_20_Text"><text:s text:c="8"/>"evenements_mouillure_canopée": 1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conduite": {</text:span></text:p>
      <text:p text:style-name="Preformatted_20_Text"><text:span text:style-name="Source_20_Text"><text:s text:c="8"/>"azote_applique_kg_ha": 0,</text:span></text:p>
      <text:p text:style-name="Preformatted_20_Text"><text:span text:style-name="Source_20_Text"><text:s text:c="8"/>"indice_timing_azote": 0.0,</text:span></text:p>
      <text:p text:style-name="Preformatted_20_Text"><text:span text:style-name="Source_20_Text"><text:s text:c="8"/>"indice_intensite_herbicide": 0.0,</text:span></text:p>
      <text:p text:style-name="Preformatted_20_Text"><text:span text:style-name="Source_20_Text"><text:s text:c="8"/>"score_timing_protection": 0.0,</text:span></text:p>
      <text:p text:style-name="Preformatted_20_Text"><text:span text:style-name="Source_20_Text"><text:s text:c="8"/>"indice_uniformite_levee": 0.9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pathologies": {</text:span></text:p>
      <text:p text:style-name="Preformatted_20_Text"><text:span text:style-name="Source_20_Text"><text:s text:c="8"/>"indice_pression_maladies": 0.2,</text:span></text:p>
      <text:p text:style-name="Preformatted_20_Text"><text:span text:style-name="Source_20_Text"><text:s text:c="8"/>"indice_degats_maladies": 0.1,</text:span></text:p>
      <text:p text:style-name="Preformatted_20_Text"><text:span text:style-name="Source_20_Text"><text:s text:c="8"/>"indice_verse": 0.2,</text:span></text:p>
      <text:p text:style-name="Preformatted_20_Text"><text:span text:style-name="Source_20_Text"><text:s text:c="8"/>"indice_pression_adventices": 0.1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,</text:span></text:p>
      <text:p text:style-name="Preformatted_20_Text"/>
      <text:p text:style-name="Preformatted_20_Text"><text:span text:style-name="Source_20_Text"><text:s text:c="2"/>"rendement_t_ha": 6.8,</text:span></text:p>
      <text:p text:style-name="Preformatted_20_Text"><text:span text:style-name="Source_20_Text"><text:s text:c="2"/>"contraintes": ["gel_à_l’implantation", "stress_hydrique_à_la_floraison"],</text:span></text:p>
      <text:p text:style-name="Preformatted_20_Text"><text:span text:style-name="Source_20_Text"><text:s text:c="2"/>"classification_sol_fao": "CMx"</text:span></text:p>
      <text:p text:style-name="Preformatted_20_Text"><text:span text:style-name="Source_20_Text">}</text:span></text:p>
      <text:p text:style-name="P37"><text:span text:style-name="Strong_20_Emphasis"><text:span text:style-name="T27"/></text:span></text:p>
      <text:h text:style-name="P39" text:outline-level="1"><text:bookmark-start text:name="__RefHeading___Toc32533_3760442507"/><text:span text:style-name="Strong_20_Emphasis"><text:span text:style-name="T28">🇩🇪 Deutsche Version</text:span></text:span><text:bookmark-end text:name="__RefHeading___Toc32533_3760442507"/></text:h>
      <text:h text:style-name="Heading_20_2" text:outline-level="2"><text:bookmark-start text:name="__RefHeading___Toc33216_3760442507"/><text:span text:style-name="Strong_20_Emphasis">Agronomisches Validierungsdossier</text:span><text:bookmark-end text:name="__RefHeading___Toc33216_3760442507"/></text:h>
      <text:p text:style-name="Text_20_body"><text:span text:style-name="Strong_20_Emphasis"/></text:p>
      <text:p text:style-name="Text_20_body"><text:span text:style-name="Strong_20_Emphasis">1. Zweck des Dokuments</text:span></text:p>
      <text:p text:style-name="P26"><text:span text:style-name="T20">Dieses Dossier bittet um eine </text:span><text:span text:style-name="Strong_20_Emphasis"><text:span text:style-name="T20">formelle agronomische Validierung</text:span></text:span><text:span text:style-name="T20"> der CompaniX‑JSON‑Struktur (CIF).<text:line-break/>Ziel ist es zu bestätigen, dass dieses Format </text:span><text:span text:style-name="Strong_20_Emphasis"><text:span text:style-name="T20">wissenschaftlich fundiert, physiologisch stimmig</text:span></text:span><text:span text:style-name="T20"> und </text:span><text:span text:style-name="Strong_20_Emphasis"><text:span text:style-name="T20">ausreichend ist, um Ertragsunterschiede zwischen Schlägen zu erklären, die:</text:span></text:span></text:p>
      <text:list text:style-name="L16">
        <text:list-item>
          <text:p text:style-name="P40"><text:span text:style-name="T20">den </text:span><text:span text:style-name="Strong_20_Emphasis"><text:span text:style-name="T20">gleichen Bodentyp</text:span></text:span><text:span text:style-name="T20">, </text:span></text:p>
        </text:list-item>
        <text:list-item>
          <text:p text:style-name="P40"><text:span text:style-name="T20">das </text:span><text:span text:style-name="Strong_20_Emphasis"><text:span text:style-name="T20">gleiche Klima</text:span></text:span><text:span text:style-name="T20">, </text:span></text:p>
        </text:list-item>
        <text:list-item>
          <text:p text:style-name="P40"><text:span text:style-name="T20">die </text:span><text:span text:style-name="Strong_20_Emphasis"><text:span text:style-name="T20">gleiche Sorte</text:span></text:span><text:span text:style-name="T20"> </text:span></text:p>
        </text:list-item>
      </text:list>
      <text:p text:style-name="P41">aufweisen.</text:p>
      <text:p text:style-name="P41">Unter diesen homogenen Bedingungen muss das CIF die Faktoren identifizieren, die die Leistungsunterschiede tatsächlich erklären: Bewirtschaftung, Stress, Variabilität, Wasserhaushalt, biotischer Druck.</text:p>
      <text:p text:style-name="P26"><text:span text:style-name="T20">Das CIF fasst den Kulturzyklus anhand von </text:span><text:span text:style-name="Strong_20_Emphasis"><text:span text:style-name="T20">agronomischen Invarianten</text:span></text:span><text:span text:style-name="T20"> zusammen, die die realen Bedingungen der Kultur widerspiegeln.<text:line-break/>Das Dokument richtet sich an Genossenschaften, Agraringenieure, angewandte Forschungsinstitute und Berater.</text:span></text:p>
      <text:p text:style-name="P41"/>
      <text:p text:style-name="P26"><text:span text:style-name="Strong_20_Emphasis"><text:span text:style-name="T20">2. Allgemeine Struktur des JSON</text:span></text:span></text:p>
      <text:p text:style-name="P41">Das JSON beschreibt einen Kulturzyklus anhand von:</text:p>
      <text:list text:style-name="L17">
        <text:list-item>
          <text:p text:style-name="P42"><text:span text:style-name="Strong_20_Emphasis"><text:span text:style-name="T20">5 physiologischen Stadien</text:span></text:span><text:span text:style-name="T20"> (Etablierung → Vegetativ → Blüte → Kornfüllung → Reife) </text:span></text:p>
        </text:list-item>
        <text:list-item>
          <text:p text:style-name="P42"><text:span text:style-name="Strong_20_Emphasis"><text:span text:style-name="T20">Invarianten</text:span></text:span><text:span text:style-name="T20"> zu Boden, Klima, Variabilität, biotischem Stress und Bewirtschaftung </text:span></text:p>
        </text:list-item>
        <text:list-item>
          <text:p text:style-name="P42"><text:span text:style-name="Strong_20_Emphasis"><text:span text:style-name="T20">normalisierten Indizes (0–1)</text:span></text:span><text:span text:style-name="T20">, Min/Max‑Werten, Amplituden, CV </text:span></text:p>
        </text:list-item>
        <text:list-item>
          <text:p text:style-name="P42"><text:span text:style-name="T20">einer kompakten Größe von </text:span><text:span text:style-name="Strong_20_Emphasis"><text:span text:style-name="T20">7–8 kB</text:span></text:span><text:span text:style-name="T20"> </text:span></text:p>
        </text:list-item>
      </text:list>
      <text:p text:style-name="P41">Eine bewusst einfache, physiologische und zwischen Schlägen und Jahren vergleichbare Struktur.</text:p>
      <text:p text:style-name="P41"/>
      <text:p text:style-name="P26"><text:span text:style-name="Strong_20_Emphasis"><text:span text:style-name="T20">3. Physiologische Stadien</text:span></text:span></text:p>
      <text:p text:style-name="P41">Die verwendeten Stadien sind standardisiert und agronomisch relevant:</text:p>
      <text:list text:style-name="L18">
        <text:list-item>
          <text:p text:style-name="P43"><text:span text:style-name="Strong_20_Emphasis"><text:span text:style-name="T20">Etablierung</text:span></text:span><text:span text:style-name="T20"> — Wurzelentwicklung </text:span></text:p>
        </text:list-item>
        <text:list-item>
          <text:p text:style-name="P43"><text:span text:style-name="Strong_20_Emphasis"><text:span text:style-name="T20">Vegetativ</text:span></text:span><text:span text:style-name="T20"> — Biomasseaufbau </text:span></text:p>
        </text:list-item>
        <text:list-item>
          <text:p text:style-name="P43"><text:soft-page-break/><text:span text:style-name="Strong_20_Emphasis"><text:span text:style-name="T20">Blüte</text:span></text:span><text:span text:style-name="T20"> — reproduktiver Beginn </text:span></text:p>
        </text:list-item>
        <text:list-item>
          <text:p text:style-name="P43"><text:span text:style-name="Strong_20_Emphasis"><text:span text:style-name="T20">Kornfüllung</text:span></text:span><text:span text:style-name="T20"> — Einlagerung von Reserven </text:span></text:p>
        </text:list-item>
        <text:list-item>
          <text:p text:style-name="P43"><text:span text:style-name="Strong_20_Emphasis"><text:span text:style-name="T20">Reife</text:span></text:span><text:span text:style-name="T20"> — Seneszenz </text:span></text:p>
        </text:list-item>
      </text:list>
      <text:p text:style-name="P41">✔ Physiologisch korrekt und geeignet zur Aggregation agronomischer Signale.</text:p>
      <text:p text:style-name="P41"/>
      <text:p text:style-name="P26"><text:span text:style-name="Strong_20_Emphasis"><text:span text:style-name="T20">4. Bodeninvarianten</text:span></text:span></text:p>
      <text:p text:style-name="P41">Enthält: Bodenfeuchte min/Amplitude, Bodentemperatur min/Amplitude, EC‑Variabilität, Verdichtung, Mikrorelief.<text:line-break/>Bestimmt: Wurzelentwicklung, Wasserverfügbarkeit, Nährstoffaufnahme, Resilienz, Heterogenität.</text:p>
      <text:p text:style-name="P41">✔ Vollständiger Satz zur Erklärung bodenbedingter Ertragseffekte.</text:p>
      <text:p text:style-name="P41"/>
      <text:p text:style-name="P26"><text:span text:style-name="Strong_20_Emphasis"><text:span text:style-name="T20">5. Klimainvarianten</text:span></text:span></text:p>
      <text:p text:style-name="P41">Enthält: min/max Temperatur, Luftfeuchte, VPD, Hitzetage, Frosttage.<text:line-break/>Beeinflusst: Phänologie, Stress, Krankheitsdruck, Biomasse, Kornfüllung.</text:p>
      <text:p text:style-name="P41">✔ Wesentliche klimatische Determinanten ohne Redundanz.</text:p>
      <text:p text:style-name="P41"/>
      <text:p text:style-name="P26"><text:span text:style-name="Strong_20_Emphasis"><text:span text:style-name="T20">6. Variabilitätsinvarianten</text:span></text:span></text:p>
      <text:p text:style-name="P41">Enthält: CV der Bodenfeuchte, CV der Bodentemperatur, CV der EC, Uniformitätsindizes.<text:line-break/>Beeinflusst: Auflauf, Bestockung, Krankheitsausbreitung, Reifehomogenität, Erntbarkeit.</text:p>
      <text:p text:style-name="P41">✔ Korrekte Darstellung der räumlichen Variabilität.</text:p>
      <text:p text:style-name="P41"/>
      <text:p text:style-name="P26"><text:span text:style-name="Strong_20_Emphasis"><text:span text:style-name="T20">7. Biotische Stressinvarianten</text:span></text:span></text:p>
      <text:p text:style-name="P41">Enthält: Krankheitsdruck, Krankheitsbefall, Lager, Unkrautdruck.</text:p>
      <text:p text:style-name="P41">✔ Hauptfaktoren biotischer Ertragsverluste.</text:p>
      <text:p text:style-name="P41"/>
      <text:p text:style-name="P26"><text:span text:style-name="Strong_20_Emphasis"><text:span text:style-name="T20">8. Bewirtschaftungsinvarianten</text:span></text:span></text:p>
      <text:p text:style-name="P41">Enthält: N‑Menge, N‑Timing, Herbizidintensität, Pflanzenschutz‑Timing, Auflauf‑Uniformität.</text:p>
      <text:p text:style-name="P41">✔ Zentrale Bewirtschaftungsfaktoren zur Erklärung von Ertragsunterschieden.</text:p>
      <text:p text:style-name="P41"/>
      <text:p text:style-name="P26"><text:span text:style-name="Strong_20_Emphasis"><text:span text:style-name="T20">9. Vollständigkeit</text:span></text:span></text:p>
      <text:p text:style-name="P41">Alle fünf Familien von Ertragsdeterminanten sind abgedeckt:</text:p>
      <text:list text:style-name="L19">
        <text:list-item>
          <text:p text:style-name="P44"><text:soft-page-break/>Boden ✔ </text:p>
        </text:list-item>
        <text:list-item>
          <text:p text:style-name="P44">Klima ✔ </text:p>
        </text:list-item>
        <text:list-item>
          <text:p text:style-name="P44">Variabilität ✔ </text:p>
        </text:list-item>
        <text:list-item>
          <text:p text:style-name="P44">Biotischer Stress ✔ </text:p>
        </text:list-item>
        <text:list-item>
          <text:p text:style-name="P44">Bewirtschaftung ✔ </text:p>
        </text:list-item>
      </text:list>
      <text:p text:style-name="P41">✔ Kein kritischer Faktor fehlt.<text:line-break/>✔ Struktur geeignet für die Analyse des gesamten Kulturzyklus.</text:p>
      <text:p text:style-name="P41"/>
      <text:p text:style-name="P26"><text:span text:style-name="Strong_20_Emphasis"><text:span text:style-name="T20">10. Vorfrucht und Bewässerung</text:span></text:span></text:p>
      <text:p text:style-name="P26"><text:span text:style-name="Strong_20_Emphasis"><text:span text:style-name="T20">Vorfrucht</text:span></text:span></text:p>
      <text:p text:style-name="P26"><text:span text:style-name="T20">Dargestellt durch das </text:span><text:span text:style-name="Strong_20_Emphasis"><text:span text:style-name="T20">N‑1‑CIF</text:span></text:span><text:span text:style-name="T20">, das Wasserhaushalt, Verdichtung, Restfruchtbarkeit, Krankheiten, Unkräuter, Variabilität, Stress je Stadium und Etablierungsqualität abbildet.</text:span></text:p>
      <text:p text:style-name="P41">✔ Präziser als ein einfaches Feld „previous_crop“.</text:p>
      <text:p text:style-name="P26"><text:span text:style-name="Strong_20_Emphasis"><text:span text:style-name="T20">Bewässerung</text:span></text:span></text:p>
      <text:p text:style-name="P41">Kein Feld „bewässert: ja/nein“.<text:line-break/>Hydrische Bedingungen werden direkt gemessen: Feuchte min/Amplitude, VPD, Bodentemperatur, Blattnässe, hydric stress je Stadium.</text:p>
      <text:p text:style-name="P41">✔ Infrastrukturtyp ist irrelevant; entscheidend ist die physiologische Reaktion der Pflanze.</text:p>
      <text:p text:style-name="P41"/>
      <text:p text:style-name="P26"><text:span text:style-name="Strong_20_Emphasis"><text:span text:style-name="T20">11. Zusammenfassung der Expertenvalidierung</text:span></text:span></text:p>
      <text:list text:style-name="L20">
        <text:list-item>
          <text:p text:style-name="P45"><text:span text:style-name="Strong_20_Emphasis"><text:span text:style-name="T20">Genossenschaften</text:span></text:span><text:span text:style-name="T20">: intuitive Struktur, praxisnah. </text:span></text:p>
        </text:list-item>
        <text:list-item>
          <text:p text:style-name="P45"><text:span text:style-name="Strong_20_Emphasis"><text:span text:style-name="T20">Agraringenieure</text:span></text:span><text:span text:style-name="T20">: relevante Invarianten, physiologisch korrekte Aggregation. </text:span></text:p>
        </text:list-item>
        <text:list-item>
          <text:p text:style-name="P45"><text:span text:style-name="Strong_20_Emphasis"><text:span text:style-name="T20">Institute</text:span></text:span><text:span text:style-name="T20">: konsistent mit Literatur und bekannten Ertragsdeterminanten. </text:span></text:p>
        </text:list-item>
      </text:list>
      <text:p text:style-name="P41"/>
      <text:p text:style-name="P26"><text:span text:style-name="Strong_20_Emphasis"><text:span text:style-name="T20">12. Abschließende Erklärung</text:span></text:span></text:p>
      <text:p text:style-name="P26"><text:span text:style-name="T20">Die CompaniX‑JSON‑Struktur ist </text:span><text:span text:style-name="Strong_20_Emphasis"><text:span text:style-name="T20">agronomisch valide, wissenschaftlich fundiert und vollständig</text:span></text:span><text:span text:style-name="T20">, um einen Kulturzyklus abzubilden und Ertragsunterschiede unter identischen Boden‑, Klima‑ und Sortenbedingungen zu erklären.</text:span></text:p>
      <text:p text:style-name="P41">Geeignet für:</text:p>
      <text:list text:style-name="L21">
        <text:list-item>
          <text:p text:style-name="P46">Ertragslückenanalyse </text:p>
        </text:list-item>
        <text:list-item>
          <text:p text:style-name="P46">Bewertung von Bewirtschaftungsstrategien </text:p>
        </text:list-item>
        <text:list-item>
          <text:p text:style-name="P46">Mustererkennung </text:p>
        </text:list-item>
        <text:list-item>
          <text:p text:style-name="P46"><text:soft-page-break/>Benchmarking </text:p>
        </text:list-item>
        <text:list-item>
          <text:p text:style-name="P46">Beratungssysteme </text:p>
        </text:list-item>
        <text:list-item>
          <text:p text:style-name="P46">autonome Entscheidungsfindung </text:p>
        </text:list-item>
      </text:list>
      <text:p text:style-name="P26"><text:span text:style-name="T20">Vorfrucht‑ und Wasserhaushaltseffekte sind bereits über N‑1‑Invarianten und physiologische Messungen integriert.<text:line-break/>Das Protokoll ist bereit für </text:span><text:span text:style-name="Strong_20_Emphasis"><text:span text:style-name="T20">externe Validierung</text:span></text:span><text:span text:style-name="T20"> und </text:span><text:span text:style-name="Strong_20_Emphasis"><text:span text:style-name="T20">institutionelle Einführung</text:span></text:span><text:span text:style-name="T20">.</text:span></text:p>
      <text:p text:style-name="P41"/>
      <text:p text:style-name="P26"><text:span text:style-name="Strong_20_Emphasis"><text:span text:style-name="T20">Verwendete Akronyme</text:span></text:span></text:p>
      <text:list text:style-name="L22">
        <text:list-item>
          <text:p text:style-name="P47"><text:span text:style-name="Strong_20_Emphasis"><text:span text:style-name="T20">CIF — Cycle Invariant File</text:span></text:span><text:span text:style-name="T20"> <text:line-break/>JSON‑Datei, die einen Kulturzyklus über agronomische Invarianten beschreibt.</text:span></text:p>
        </text:list-item>
        <text:list-item>
          <text:p text:style-name="P47"><text:span text:style-name="Strong_20_Emphasis"><text:span text:style-name="T20">CV — Variationskoeffizient</text:span></text:span><text:span text:style-name="T20"> <text:line-break/>Maß für räumliche Variabilität.</text:span></text:p>
        </text:list-item>
        <text:list-item>
          <text:p text:style-name="P47"><text:span text:style-name="Strong_20_Emphasis"><text:span text:style-name="T20">EC — Elektrische Leitfähigkeit</text:span></text:span><text:span text:style-name="T20"> <text:line-break/>Indikator für Salzgehalt, Struktur, Textur und Variabilität des Bodens.</text:span></text:p>
        </text:list-item>
        <text:list-item>
          <text:p text:style-name="P47"><text:span text:style-name="Strong_20_Emphasis"><text:span text:style-name="T20">VPD — Vapor Pressure Deficit</text:span></text:span><text:span text:style-name="T20"> <text:line-break/>Schlüsselindikator für Wasserstress und Transpiration.</text:span></text:p>
        </text:list-item>
        <text:list-item>
          <text:p text:style-name="P47"><text:span text:style-name="Strong_20_Emphasis"><text:span text:style-name="T20">N‑1 — Vorheriger Kulturzyklus</text:span></text:span><text:span text:style-name="T20"> <text:line-break/>Dargestellt durch das CIF der vorherigen Saison.</text:span></text:p>
        </text:list-item>
      </text:list>
      <text:p text:style-name="P26"><text:span text:style-name="Strong_20_Emphasis"><text:line-break/></text:span></text:p>
      <text:h text:style-name="P48" text:outline-level="2"><text:bookmark-start text:name="__RefHeading___Toc4908_3760442507"/><text:span text:style-name="Strong_20_Emphasis">CIF - Deutsche Version</text:span><text:bookmark-end text:name="__RefHeading___Toc4908_3760442507"/></text:h>
      <text:p text:style-name="P49"><text:span text:style-name="Strong_20_Emphasis"><text:span text:style-name="T27"/></text:span></text:p>
      <text:p text:style-name="P49"><text:span text:style-name="Strong_20_Emphasis"><text:span text:style-name="T29">Wichtig:</text:span></text:span><text:span text:style-name="T29"> <text:line-break/>Die offiziellen CompaniX‑JSON‑Dateien werden immer in </text:span><text:span text:style-name="Strong_20_Emphasis"><text:span text:style-name="T29">Englisch</text:span></text:span><text:span text:style-name="T29"> erstellt, wie es das CIP (CompaniX Invariant Protocol) vorschreibt.<text:line-break/>Die </text:span><text:span text:style-name="Strong_20_Emphasis"><text:span text:style-name="T29">französischen und deutschen Versionen unten sind vollständig übersetzt, um agronomischen Fachleuten die Validierung der Struktur, Bedeutung und agronomischen Logik der JSON‑Datei zu erleichtern.</text:span></text:span></text:p>
      <text:p text:style-name="P50"><text:span text:style-name="Strong_20_Emphasis"><text:span text:style-name="T30">Diese übersetzten Versionen werden nicht in der Produktion verwendet und dürfen das offizielle englische CIP‑konforme JSON‑Format nicht ersetzen.</text:span></text:span></text:p>
      <text:p text:style-name="P50"><text:span text:style-name="Strong_20_Emphasis"><text:span text:style-name="T27"/></text:span></text:p>
      <text:p text:style-name="Preformatted_20_Text"><text:span text:style-name="Source_20_Text">{</text:span></text:p>
      <text:p text:style-name="Preformatted_20_Text"><text:span text:style-name="Source_20_Text"><text:s text:c="2"/>"zyklus_id": "P-12-weizen-2025",</text:span></text:p>
      <text:p text:style-name="Preformatted_20_Text"><text:span text:style-name="Source_20_Text"><text:s text:c="2"/>"schlag_id": "P-12",</text:span></text:p>
      <text:p text:style-name="Preformatted_20_Text"><text:span text:style-name="Source_20_Text"><text:s text:c="2"/>"kultur": "weizen",</text:span></text:p>
      <text:p text:style-name="Preformatted_20_Text"><text:span text:style-name="Source_20_Text"><text:s text:c="2"/>"sorte": "Apache",</text:span></text:p>
      <text:p text:style-name="Preformatted_20_Text"><text:span text:style-name="Source_20_Text"><text:s text:c="2"/>"jahr": 2025,</text:span></text:p>
      <text:p text:style-name="Preformatted_20_Text"><text:span text:style-name="Source_20_Text"/></text:p>
      <text:p text:style-name="Preformatted_20_Text"><text:span text:style-name="Source_20_Text"><text:s text:c="2"/>"sortenmerkmale": {</text:span></text:p>
      <text:p text:style-name="Preformatted_20_Text"><text:span text:style-name="Source_20_Text"><text:s text:c="4"/>"fruehreife_index": 0.6,</text:span></text:p>
      <text:p text:style-name="Preformatted_20_Text"><text:span text:style-name="Source_20_Text"><text:s text:c="4"/>"trockenheits_toleranz_index": 0.7,</text:span></text:p>
      <text:p text:style-name="Preformatted_20_Text"><text:span text:style-name="Source_20_Text"><text:s text:c="4"/>"krankheits_resistenz_index": 0.8,</text:span></text:p>
      <text:p text:style-name="Preformatted_20_Text"><text:span text:style-name="Source_20_Text"><text:s text:c="4"/>"lager_resistenz_index": 0.9</text:span></text:p>
      <text:p text:style-name="Preformatted_20_Text"><text:span text:style-name="Source_20_Text"><text:s text:c="2"/>},</text:span></text:p>
      <text:p text:style-name="Preformatted_20_Text"><text:span text:style-name="Source_20_Text"/></text:p>
      <text:p text:style-name="Preformatted_20_Text"><text:span text:style-name="Source_20_Text"><text:s text:c="2"/>"saattermin": "2025-03-18",</text:span></text:p>
      <text:p text:style-name="Preformatted_20_Text"><text:span text:style-name="Source_20_Text"><text:s text:c="2"/>"ernte_datum": "2025-08-12",</text:span></text:p>
      <text:p text:style-name="Preformatted_20_Text"><text:span text:style-name="Source_20_Text"/></text:p>
      <text:p text:style-name="Preformatted_20_Text"><text:span text:style-name="Source_20_Text"><text:s text:c="2"/>"entwicklungsstadien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stadium": "etablierung",</text:span></text:p>
      <text:p text:style-name="Preformatted_20_Text"><text:span text:style-name="Source_20_Text"><text:s text:c="6"/>"beginn": "2025-03-18",</text:span></text:p>
      <text:p text:style-name="Preformatted_20_Text"><text:span text:style-name="Source_20_Text"><text:s text:c="6"/>"ende": "2025-04-02",</text:span></text:p>
      <text:p text:style-name="Preformatted_20_Text"><text:span text:style-name="Source_20_Text"/></text:p>
      <text:p text:style-name="Preformatted_20_Text"><text:span text:style-name="Source_20_Text"><text:s text:c="6"/>"boden_funktion": {</text:span></text:p>
      <text:p text:style-name="Preformatted_20_Text"><text:span text:style-name="Source_20_Text"><text:s text:c="8"/>"bodenfeuchte_min": 18.4,</text:span></text:p>
      <text:p text:style-name="Preformatted_20_Text"><text:span text:style-name="Source_20_Text"><text:s text:c="8"/>"bodenfeuchte_amplitude": 11.2,</text:span></text:p>
      <text:p text:style-name="Preformatted_20_Text"><text:span text:style-name="Source_20_Text"><text:s text:c="8"/>"bodentemperatur_min": 8.1,</text:span></text:p>
      <text:p text:style-name="Preformatted_20_Text"><text:span text:style-name="Source_20_Text"><text:s text:c="8"/>"bodentemperatur_amplitude": 4.0</text:span></text:p>
      <text:p text:style-name="Preformatted_20_Text"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lokales_klima": {</text:span></text:p>
      <text:p text:style-name="Preformatted_20_Text"><text:span text:style-name="Source_20_Text"><text:s text:c="8"/>"lufttemperatur_min": 3.2,</text:span></text:p>
      <text:p text:style-name="Preformatted_20_Text"><text:span text:style-name="Source_20_Text"><text:s text:c="8"/>"lufttemperatur_amplitude": 12.5,</text:span></text:p>
      <text:p text:style-name="Preformatted_20_Text"><text:span text:style-name="Source_20_Text"><text:s text:c="8"/>"luftfeuchte_min": 55.0,</text:span></text:p>
      <text:p text:style-name="Preformatted_20_Text"><text:span text:style-name="Source_20_Text"><text:s text:c="8"/>"luftfeuchte_amplitude": 20.0,</text:span></text:p>
      <text:p text:style-name="Preformatted_20_Text"><text:span text:style-name="Source_20_Text"><text:s text:c="8"/>"hitzetage": 0,</text:span></text:p>
      <text:p text:style-name="Preformatted_20_Text"><text:span text:style-name="Source_20_Text"><text:s text:c="8"/>"frosttage": 2</text:span></text:p>
      <text:p text:style-name="Preformatted_20_Text"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boden_variabilitaet": {</text:span></text:p>
      <text:p text:style-name="Preformatted_20_Text"><text:span text:style-name="Source_20_Text"><text:s text:c="8"/>"feuchte_cv": 0.18,</text:span></text:p>
      <text:p text:style-name="Preformatted_20_Text"><text:span text:style-name="Source_20_Text"><text:s text:c="8"/>"temperatur_cv": 0.12,</text:span></text:p>
      <text:p text:style-name="Preformatted_20_Text"><text:span text:style-name="Source_20_Text"><text:s text:c="8"/>"ec_cv": 0.17,</text:span></text:p>
      <text:p text:style-name="Preformatted_20_Text"><text:span text:style-name="Source_20_Text"><text:s text:c="8"/>"verdichtungs_index": 0.22,</text:span></text:p>
      <text:p text:style-name="Preformatted_20_Text"><text:span text:style-name="Source_20_Text"><text:s text:c="8"/>"textur_variabilitaet_index": 0.15,</text:span></text:p>
      <text:p text:style-name="Preformatted_20_Text"><text:soft-page-break/><text:span text:style-name="Source_20_Text"><text:s text:c="8"/>"mikrorelief_index": 0.11</text:span></text:p>
      <text:p text:style-name="Preformatted_20_Text"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bestand_klima": {</text:span></text:p>
      <text:p text:style-name="Preformatted_20_Text"><text:span text:style-name="Source_20_Text"><text:s text:c="8"/>"vpd_min": 0.4,</text:span></text:p>
      <text:p text:style-name="Preformatted_20_Text"><text:span text:style-name="Source_20_Text"><text:s text:c="8"/>"vpd_amplitude": 1.2,</text:span></text:p>
      <text:p text:style-name="Preformatted_20_Text"><text:span text:style-name="Source_20_Text"><text:s text:c="8"/>"belaubungs_nassereignisse": 4</text:span></text:p>
      <text:p text:style-name="Preformatted_20_Text"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bewirtschaftung": {</text:span></text:p>
      <text:p text:style-name="Preformatted_20_Text"><text:span text:style-name="Source_20_Text"><text:s text:c="8"/>"n_kg_ha": 0,</text:span></text:p>
      <text:p text:style-name="Preformatted_20_Text"><text:span text:style-name="Source_20_Text"><text:s text:c="8"/>"n_timing_index": 0.0,</text:span></text:p>
      <text:p text:style-name="Preformatted_20_Text"><text:span text:style-name="Source_20_Text"><text:s text:c="8"/>"herbizid_intensitaet_index": 0.1,</text:span></text:p>
      <text:p text:style-name="Preformatted_20_Text"><text:span text:style-name="Source_20_Text"><text:s text:c="8"/>"schutz_timing_score": 0.6,</text:span></text:p>
      <text:p text:style-name="Preformatted_20_Text"><text:span text:style-name="Source_20_Text"><text:s text:c="8"/>"aufgangs_uniformitaet_index": 0.85</text:span></text:p>
      <text:p text:style-name="Preformatted_20_Text"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pathologie": {</text:span></text:p>
      <text:p text:style-name="Preformatted_20_Text"><text:span text:style-name="Source_20_Text"><text:s text:c="8"/>"krankheitsdruck_index": 0.1,</text:span></text:p>
      <text:p text:style-name="Preformatted_20_Text"><text:span text:style-name="Source_20_Text"><text:s text:c="8"/>"krankheitsschaeden_index": 0.0,</text:span></text:p>
      <text:p text:style-name="Preformatted_20_Text"><text:span text:style-name="Source_20_Text"><text:s text:c="8"/>"lager_index": 0.0,</text:span></text:p>
      <text:p text:style-name="Preformatted_20_Text"><text:span text:style-name="Source_20_Text"><text:s text:c="8"/>"unkrautdruck_index": 0.3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><text:span text:style-name="Source_20_Text"/></text:p>
      <text:p text:style-name="Preformatted_20_Text"><text:span text:style-name="Source_20_Text"><text:s text:c="4"/>{</text:span></text:p>
      <text:p text:style-name="Preformatted_20_Text"><text:span text:style-name="Source_20_Text"><text:s text:c="6"/>"stadium": "vegetativ",</text:span></text:p>
      <text:p text:style-name="Preformatted_20_Text"><text:span text:style-name="Source_20_Text"><text:s text:c="6"/>"beginn": "2025-04-03",</text:span></text:p>
      <text:p text:style-name="Preformatted_20_Text"><text:span text:style-name="Source_20_Text"><text:s text:c="6"/>"ende": "2025-05-14",</text:span></text:p>
      <text:p text:style-name="Preformatted_20_Text"><text:span text:style-name="Source_20_Text"/></text:p>
      <text:p text:style-name="Preformatted_20_Text"><text:span text:style-name="Source_20_Text"><text:s text:c="6"/>"boden_funktion": {</text:span></text:p>
      <text:p text:style-name="Preformatted_20_Text"><text:span text:style-name="Source_20_Text"><text:s text:c="8"/>"bodenfeuchte_min": 16.1,</text:span></text:p>
      <text:p text:style-name="Preformatted_20_Text"><text:span text:style-name="Source_20_Text"><text:s text:c="8"/>"bodenfeuchte_amplitude": 13.4,</text:span></text:p>
      <text:p text:style-name="Preformatted_20_Text"><text:span text:style-name="Source_20_Text"><text:s text:c="8"/>"bodentemperatur_min": 10.2,</text:span></text:p>
      <text:p text:style-name="Preformatted_20_Text"><text:span text:style-name="Source_20_Text"><text:s text:c="8"/>"bodentemperatur_amplitude": 5.1</text:span></text:p>
      <text:p text:style-name="Preformatted_20_Text"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lokales_klima": {</text:span></text:p>
      <text:p text:style-name="Preformatted_20_Text"><text:span text:style-name="Source_20_Text"><text:s text:c="8"/>"lufttemperatur_min": 6.4,</text:span></text:p>
      <text:p text:style-name="Preformatted_20_Text"><text:span text:style-name="Source_20_Text"><text:s text:c="8"/>"lufttemperatur_amplitude": 18.2,</text:span></text:p>
      <text:p text:style-name="Preformatted_20_Text"><text:span text:style-name="Source_20_Text"><text:s text:c="8"/>"luftfeuchte_min": 48.0,</text:span></text:p>
      <text:p text:style-name="Preformatted_20_Text"><text:span text:style-name="Source_20_Text"><text:s text:c="8"/>"luftfeuchte_amplitude": 22.0,</text:span></text:p>
      <text:p text:style-name="Preformatted_20_Text"><text:span text:style-name="Source_20_Text"><text:s text:c="8"/>"hitzetage": 1,</text:span></text:p>
      <text:p text:style-name="Preformatted_20_Text"><text:span text:style-name="Source_20_Text"><text:s text:c="8"/>"frosttage": 0</text:span></text:p>
      <text:p text:style-name="Preformatted_20_Text"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boden_variabilitaet": {</text:span></text:p>
      <text:p text:style-name="Preformatted_20_Text"><text:span text:style-name="Source_20_Text"><text:s text:c="8"/>"feuchte_cv": 0.20,</text:span></text:p>
      <text:p text:style-name="Preformatted_20_Text"><text:span text:style-name="Source_20_Text"><text:s text:c="8"/>"temperatur_cv": 0.14,</text:span></text:p>
      <text:p text:style-name="Preformatted_20_Text"><text:span text:style-name="Source_20_Text"><text:s text:c="8"/>"ec_cv": 0.18,</text:span></text:p>
      <text:p text:style-name="Preformatted_20_Text"><text:span text:style-name="Source_20_Text"><text:s text:c="8"/>"verdichtungs_index": 0.24,</text:span></text:p>
      <text:p text:style-name="Preformatted_20_Text"><text:span text:style-name="Source_20_Text"><text:s text:c="8"/>"textur_variabilitaet_index": 0.16,</text:span></text:p>
      <text:p text:style-name="Preformatted_20_Text"><text:span text:style-name="Source_20_Text"><text:s text:c="8"/>"mikrorelief_index": 0.12</text:span></text:p>
      <text:p text:style-name="Preformatted_20_Text"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bestand_klima": {</text:span></text:p>
      <text:p text:style-name="Preformatted_20_Text"><text:span text:style-name="Source_20_Text"><text:s text:c="8"/>"vpd_min": 0.5,</text:span></text:p>
      <text:p text:style-name="Preformatted_20_Text"><text:span text:style-name="Source_20_Text"><text:s text:c="8"/>"vpd_amplitude": 1.4,</text:span></text:p>
      <text:p text:style-name="Preformatted_20_Text"><text:span text:style-name="Source_20_Text"><text:s text:c="8"/>"belaubungs_nassereignisse": 6</text:span></text:p>
      <text:p text:style-name="Preformatted_20_Text"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bewirtschaftung": {</text:span></text:p>
      <text:p text:style-name="Preformatted_20_Text"><text:span text:style-name="Source_20_Text"><text:s text:c="8"/>"n_kg_ha": 40,</text:span></text:p>
      <text:p text:style-name="Preformatted_20_Text"><text:span text:style-name="Source_20_Text"><text:s text:c="8"/>"n_timing_index": 0.7,</text:span></text:p>
      <text:p text:style-name="Preformatted_20_Text"><text:span text:style-name="Source_20_Text"><text:s text:c="8"/>"herbizid_intensitaet_index": 0.2,</text:span></text:p>
      <text:p text:style-name="Preformatted_20_Text"><text:span text:style-name="Source_20_Text"><text:s text:c="8"/>"schutz_timing_score": 0.8,</text:span></text:p>
      <text:p text:style-name="Preformatted_20_Text"><text:span text:style-name="Source_20_Text"><text:s text:c="8"/>"aufgangs_uniformitaet_index": 0.9</text:span></text:p>
      <text:p text:style-name="Preformatted_20_Text"><text:soft-page-break/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pathologie": {</text:span></text:p>
      <text:p text:style-name="Preformatted_20_Text"><text:span text:style-name="Source_20_Text"><text:s text:c="8"/>"krankheitsdruck_index": 0.2,</text:span></text:p>
      <text:p text:style-name="Preformatted_20_Text"><text:span text:style-name="Source_20_Text"><text:s text:c="8"/>"krankheitsschaeden_index": 0.05,</text:span></text:p>
      <text:p text:style-name="Preformatted_20_Text"><text:span text:style-name="Source_20_Text"><text:s text:c="8"/>"lager_index": 0.0,</text:span></text:p>
      <text:p text:style-name="Preformatted_20_Text"><text:span text:style-name="Source_20_Text"><text:s text:c="8"/>"unkrautdruck_index": 0.2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><text:span text:style-name="Source_20_Text"/></text:p>
      <text:p text:style-name="Preformatted_20_Text"><text:span text:style-name="Source_20_Text"><text:s text:c="4"/>{</text:span></text:p>
      <text:p text:style-name="Preformatted_20_Text"><text:span text:style-name="Source_20_Text"><text:s text:c="6"/>"stadium": "bluete",</text:span></text:p>
      <text:p text:style-name="Preformatted_20_Text"><text:span text:style-name="Source_20_Text"><text:s text:c="6"/>"beginn": "2025-05-15",</text:span></text:p>
      <text:p text:style-name="Preformatted_20_Text"><text:span text:style-name="Source_20_Text"><text:s text:c="6"/>"ende": "2025-06-02",</text:span></text:p>
      <text:p text:style-name="Preformatted_20_Text"><text:span text:style-name="Source_20_Text"/></text:p>
      <text:p text:style-name="Preformatted_20_Text"><text:span text:style-name="Source_20_Text"><text:s text:c="6"/>"boden_funktion": {</text:span></text:p>
      <text:p text:style-name="Preformatted_20_Text"><text:span text:style-name="Source_20_Text"><text:s text:c="8"/>"bodenfeuchte_min": 14.2,</text:span></text:p>
      <text:p text:style-name="Preformatted_20_Text"><text:span text:style-name="Source_20_Text"><text:s text:c="8"/>"bodenfeuchte_amplitude": 14.3,</text:span></text:p>
      <text:p text:style-name="Preformatted_20_Text"><text:span text:style-name="Source_20_Text"><text:s text:c="8"/>"bodentemperatur_min": 12.1,</text:span></text:p>
      <text:p text:style-name="Preformatted_20_Text"><text:span text:style-name="Source_20_Text"><text:s text:c="8"/>"bodentemperatur_amplitude": 6.1</text:span></text:p>
      <text:p text:style-name="Preformatted_20_Text"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lokales_klima": {</text:span></text:p>
      <text:p text:style-name="Preformatted_20_Text"><text:span text:style-name="Source_20_Text"><text:s text:c="8"/>"lufttemperatur_min": 8.2,</text:span></text:p>
      <text:p text:style-name="Preformatted_20_Text"><text:span text:style-name="Source_20_Text"><text:s text:c="8"/>"lufttemperatur_amplitude": 21.2,</text:span></text:p>
      <text:p text:style-name="Preformatted_20_Text"><text:span text:style-name="Source_20_Text"><text:s text:c="8"/>"luftfeuchte_min": 42.0,</text:span></text:p>
      <text:p text:style-name="Preformatted_20_Text"><text:span text:style-name="Source_20_Text"><text:s text:c="8"/>"luftfeuchte_amplitude": 18.0,</text:span></text:p>
      <text:p text:style-name="Preformatted_20_Text"><text:span text:style-name="Source_20_Text"><text:s text:c="8"/>"hitzetage": 4,</text:span></text:p>
      <text:p text:style-name="Preformatted_20_Text"><text:span text:style-name="Source_20_Text"><text:s text:c="8"/>"frosttage": 0</text:span></text:p>
      <text:p text:style-name="Preformatted_20_Text"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boden_variabilitaet": {</text:span></text:p>
      <text:p text:style-name="Preformatted_20_Text"><text:span text:style-name="Source_20_Text"><text:s text:c="8"/>"feuchte_cv": 0.23,</text:span></text:p>
      <text:p text:style-name="Preformatted_20_Text"><text:span text:style-name="Source_20_Text"><text:s text:c="8"/>"temperatur_cv": 0.15,</text:span></text:p>
      <text:p text:style-name="Preformatted_20_Text"><text:span text:style-name="Source_20_Text"><text:s text:c="8"/>"ec_cv": 0.19,</text:span></text:p>
      <text:p text:style-name="Preformatted_20_Text"><text:span text:style-name="Source_20_Text"><text:s text:c="8"/>"verdichtungs_index": 0.25,</text:span></text:p>
      <text:p text:style-name="Preformatted_20_Text"><text:span text:style-name="Source_20_Text"><text:s text:c="8"/>"textur_variabilitaet_index": 0.17,</text:span></text:p>
      <text:p text:style-name="Preformatted_20_Text"><text:span text:style-name="Source_20_Text"><text:s text:c="8"/>"mikrorelief_index": 0.13</text:span></text:p>
      <text:p text:style-name="Preformatted_20_Text"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bestand_klima": {</text:span></text:p>
      <text:p text:style-name="Preformatted_20_Text"><text:span text:style-name="Source_20_Text"><text:s text:c="8"/>"vpd_min": 0.6,</text:span></text:p>
      <text:p text:style-name="Preformatted_20_Text"><text:span text:style-name="Source_20_Text"><text:s text:c="8"/>"vpd_amplitude": 1.6,</text:span></text:p>
      <text:p text:style-name="Preformatted_20_Text"><text:span text:style-name="Source_20_Text"><text:s text:c="8"/>"belaubungs_nassereignisse": 3</text:span></text:p>
      <text:p text:style-name="Preformatted_20_Text"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bewirtschaftung": {</text:span></text:p>
      <text:p text:style-name="Preformatted_20_Text"><text:span text:style-name="Source_20_Text"><text:s text:c="8"/>"n_kg_ha": 20,</text:span></text:p>
      <text:p text:style-name="Preformatted_20_Text"><text:span text:style-name="Source_20_Text"><text:s text:c="8"/>"n_timing_index": 0.9,</text:span></text:p>
      <text:p text:style-name="Preformatted_20_Text"><text:span text:style-name="Source_20_Text"><text:s text:c="8"/>"herbizid_intensitaet_index": 0.0,</text:span></text:p>
      <text:p text:style-name="Preformatted_20_Text"><text:span text:style-name="Source_20_Text"><text:s text:c="8"/>"schutz_timing_score": 0.9,</text:span></text:p>
      <text:p text:style-name="Preformatted_20_Text"><text:span text:style-name="Source_20_Text"><text:s text:c="8"/>"aufgangs_uniformitaet_index": 0.9</text:span></text:p>
      <text:p text:style-name="Preformatted_20_Text"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pathologie": {</text:span></text:p>
      <text:p text:style-name="Preformatted_20_Text"><text:span text:style-name="Source_20_Text"><text:s text:c="8"/>"krankheitsdruck_index": 0.4,</text:span></text:p>
      <text:p text:style-name="Preformatted_20_Text"><text:span text:style-name="Source_20_Text"><text:s text:c="8"/>"krankheitsschaeden_index": 0.1,</text:span></text:p>
      <text:p text:style-name="Preformatted_20_Text"><text:span text:style-name="Source_20_Text"><text:s text:c="8"/>"lager_index": 0.0,</text:span></text:p>
      <text:p text:style-name="Preformatted_20_Text"><text:span text:style-name="Source_20_Text"><text:s text:c="8"/>"unkrautdruck_index": 0.1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><text:span text:style-name="Source_20_Text"/></text:p>
      <text:p text:style-name="Preformatted_20_Text"><text:span text:style-name="Source_20_Text"><text:s text:c="4"/>{</text:span></text:p>
      <text:p text:style-name="Preformatted_20_Text"><text:span text:style-name="Source_20_Text"><text:s text:c="6"/>"stadium": "kornfuellung",</text:span></text:p>
      <text:p text:style-name="Preformatted_20_Text"><text:span text:style-name="Source_20_Text"><text:s text:c="6"/>"beginn": "2025-06-03",</text:span></text:p>
      <text:p text:style-name="Preformatted_20_Text"><text:span text:style-name="Source_20_Text"><text:s text:c="6"/>"ende": "2025-07-10",</text:span></text:p>
      <text:p text:style-name="Preformatted_20_Text"><text:span text:style-name="Source_20_Text"/></text:p>
      <text:p text:style-name="Preformatted_20_Text"><text:soft-page-break/><text:span text:style-name="Source_20_Text"><text:s text:c="6"/>"boden_funktion": {</text:span></text:p>
      <text:p text:style-name="Preformatted_20_Text"><text:span text:style-name="Source_20_Text"><text:s text:c="8"/>"bodenfeuchte_min": 12.5,</text:span></text:p>
      <text:p text:style-name="Preformatted_20_Text"><text:span text:style-name="Source_20_Text"><text:s text:c="8"/>"bodenfeuchte_amplitude": 10.8,</text:span></text:p>
      <text:p text:style-name="Preformatted_20_Text"><text:span text:style-name="Source_20_Text"><text:s text:c="8"/>"bodentemperatur_min": 14.0,</text:span></text:p>
      <text:p text:style-name="Preformatted_20_Text"><text:span text:style-name="Source_20_Text"><text:s text:c="8"/>"bodentemperatur_amplitude": 7.2</text:span></text:p>
      <text:p text:style-name="Preformatted_20_Text"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lokales_klima": {</text:span></text:p>
      <text:p text:style-name="Preformatted_20_Text"><text:span text:style-name="Source_20_Text"><text:s text:c="8"/>"lufttemperatur_min": 10.1,</text:span></text:p>
      <text:p text:style-name="Preformatted_20_Text"><text:span text:style-name="Source_20_Text"><text:s text:c="8"/>"lufttemperatur_amplitude": 24.3,</text:span></text:p>
      <text:p text:style-name="Preformatted_20_Text"><text:span text:style-name="Source_20_Text"><text:s text:c="8"/>"luftfeuchte_min": 38.0,</text:span></text:p>
      <text:p text:style-name="Preformatted_20_Text"><text:span text:style-name="Source_20_Text"><text:s text:c="8"/>"luftfeuchte_amplitude": 20.0,</text:span></text:p>
      <text:p text:style-name="Preformatted_20_Text"><text:span text:style-name="Source_20_Text"><text:s text:c="8"/>"hitzetage": 6,</text:span></text:p>
      <text:p text:style-name="Preformatted_20_Text"><text:span text:style-name="Source_20_Text"><text:s text:c="8"/>"frosttage": 0</text:span></text:p>
      <text:p text:style-name="Preformatted_20_Text"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boden_variabilitaet": {</text:span></text:p>
      <text:p text:style-name="Preformatted_20_Text"><text:span text:style-name="Source_20_Text"><text:s text:c="8"/>"feuchte_cv": 0.19,</text:span></text:p>
      <text:p text:style-name="Preformatted_20_Text"><text:span text:style-name="Source_20_Text"><text:s text:c="8"/>"temperatur_cv": 0.13,</text:span></text:p>
      <text:p text:style-name="Preformatted_20_Text"><text:span text:style-name="Source_20_Text"><text:s text:c="8"/>"ec_cv": 0.16,</text:span></text:p>
      <text:p text:style-name="Preformatted_20_Text"><text:span text:style-name="Source_20_Text"><text:s text:c="8"/>"verdichtungs_index": 0.21,</text:span></text:p>
      <text:p text:style-name="Preformatted_20_Text"><text:span text:style-name="Source_20_Text"><text:s text:c="8"/>"textur_variabilitaet_index": 0.14,</text:span></text:p>
      <text:p text:style-name="Preformatted_20_Text"><text:span text:style-name="Source_20_Text"><text:s text:c="8"/>"mikrorelief_index": 0.10</text:span></text:p>
      <text:p text:style-name="Preformatted_20_Text"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bestand_klima": {</text:span></text:p>
      <text:p text:style-name="Preformatted_20_Text"><text:span text:style-name="Source_20_Text"><text:s text:c="8"/>"vpd_min": 0.7,</text:span></text:p>
      <text:p text:style-name="Preformatted_20_Text"><text:span text:style-name="Source_20_Text"><text:s text:c="8"/>"vpd_amplitude": 1.8,</text:span></text:p>
      <text:p text:style-name="Preformatted_20_Text"><text:span text:style-name="Source_20_Text"><text:s text:c="8"/>"belaubungs_nassereignisse": 2</text:span></text:p>
      <text:p text:style-name="Preformatted_20_Text"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bewirtschaftung": {</text:span></text:p>
      <text:p text:style-name="Preformatted_20_Text"><text:span text:style-name="Source_20_Text"><text:s text:c="8"/>"n_kg_ha": 0,</text:span></text:p>
      <text:p text:style-name="Preformatted_20_Text"><text:span text:style-name="Source_20_Text"><text:s text:c="8"/>"n_timing_index": 0.0,</text:span></text:p>
      <text:p text:style-name="Preformatted_20_Text"><text:span text:style-name="Source_20_Text"><text:s text:c="8"/>"herbizid_intensitaet_index": 0.0,</text:span></text:p>
      <text:p text:style-name="Preformatted_20_Text"><text:span text:style-name="Source_20_Text"><text:s text:c="8"/>"schutz_timing_score": 0.0,</text:span></text:p>
      <text:p text:style-name="Preformatted_20_Text"><text:span text:style-name="Source_20_Text"><text:s text:c="8"/>"aufgangs_uniformitaet_index": 0.9</text:span></text:p>
      <text:p text:style-name="Preformatted_20_Text"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pathologie": {</text:span></text:p>
      <text:p text:style-name="Preformatted_20_Text"><text:span text:style-name="Source_20_Text"><text:s text:c="8"/>"krankheitsdruck_index": 0.3,</text:span></text:p>
      <text:p text:style-name="Preformatted_20_Text"><text:span text:style-name="Source_20_Text"><text:s text:c="8"/>"krankheitsschaeden_index": 0.15,</text:span></text:p>
      <text:p text:style-name="Preformatted_20_Text"><text:span text:style-name="Source_20_Text"><text:s text:c="8"/>"lager_index": 0.1,</text:span></text:p>
      <text:p text:style-name="Preformatted_20_Text"><text:span text:style-name="Source_20_Text"><text:s text:c="8"/>"unkrautdruck_index": 0.1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><text:span text:style-name="Source_20_Text"/></text:p>
      <text:p text:style-name="Preformatted_20_Text"><text:span text:style-name="Source_20_Text"><text:s text:c="4"/>{</text:span></text:p>
      <text:p text:style-name="Preformatted_20_Text"><text:span text:style-name="Source_20_Text"><text:s text:c="6"/>"stadium": "reife",</text:span></text:p>
      <text:p text:style-name="Preformatted_20_Text"><text:span text:style-name="Source_20_Text"><text:s text:c="6"/>"beginn": "2025-07-11",</text:span></text:p>
      <text:p text:style-name="Preformatted_20_Text"><text:span text:style-name="Source_20_Text"><text:s text:c="6"/>"ende": "2025-08-12",</text:span></text:p>
      <text:p text:style-name="Preformatted_20_Text"><text:span text:style-name="Source_20_Text"/></text:p>
      <text:p text:style-name="Preformatted_20_Text"><text:span text:style-name="Source_20_Text"><text:s text:c="6"/>"boden_funktion": {</text:span></text:p>
      <text:p text:style-name="Preformatted_20_Text"><text:span text:style-name="Source_20_Text"><text:s text:c="8"/>"bodenfeuchte_min": 10.4,</text:span></text:p>
      <text:p text:style-name="Preformatted_20_Text"><text:span text:style-name="Source_20_Text"><text:s text:c="8"/>"bodenfeuchte_amplitude": 9.1,</text:span></text:p>
      <text:p text:style-name="Preformatted_20_Text"><text:span text:style-name="Source_20_Text"><text:s text:c="8"/>"bodentemperatur_min": 16.2,</text:span></text:p>
      <text:p text:style-name="Preformatted_20_Text"><text:span text:style-name="Source_20_Text"><text:s text:c="8"/>"bodentemperatur_amplitude": 8.0</text:span></text:p>
      <text:p text:style-name="Preformatted_20_Text"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lokales_klima": {</text:span></text:p>
      <text:p text:style-name="Preformatted_20_Text"><text:span text:style-name="Source_20_Text"><text:s text:c="8"/>"lufttemperatur_min": 12.4,</text:span></text:p>
      <text:p text:style-name="Preformatted_20_Text"><text:span text:style-name="Source_20_Text"><text:s text:c="8"/>"lufttemperatur_amplitude": 26.1,</text:span></text:p>
      <text:p text:style-name="Preformatted_20_Text"><text:span text:style-name="Source_20_Text"><text:s text:c="8"/>"luftfeuchte_min": 35.0,</text:span></text:p>
      <text:p text:style-name="Preformatted_20_Text"><text:span text:style-name="Source_20_Text"><text:s text:c="8"/>"luftfeuchte_amplitude": 17.0,</text:span></text:p>
      <text:p text:style-name="Preformatted_20_Text"><text:span text:style-name="Source_20_Text"><text:s text:c="8"/>"hitzetage": 8,</text:span></text:p>
      <text:p text:style-name="Preformatted_20_Text"><text:span text:style-name="Source_20_Text"><text:s text:c="8"/>"frosttage": 0</text:span></text:p>
      <text:p text:style-name="Preformatted_20_Text"><text:span text:style-name="Source_20_Text"><text:s text:c="6"/>},</text:span></text:p>
      <text:p text:style-name="Preformatted_20_Text"><text:soft-page-break/><text:span text:style-name="Source_20_Text"/></text:p>
      <text:p text:style-name="Preformatted_20_Text"><text:span text:style-name="Source_20_Text"><text:s text:c="6"/>"boden_variabilitaet": {</text:span></text:p>
      <text:p text:style-name="Preformatted_20_Text"><text:span text:style-name="Source_20_Text"><text:s text:c="8"/>"feuchte_cv": 0.17,</text:span></text:p>
      <text:p text:style-name="Preformatted_20_Text"><text:span text:style-name="Source_20_Text"><text:s text:c="8"/>"temperatur_cv": 0.11,</text:span></text:p>
      <text:p text:style-name="Preformatted_20_Text"><text:span text:style-name="Source_20_Text"><text:s text:c="8"/>"ec_cv": 0.15,</text:span></text:p>
      <text:p text:style-name="Preformatted_20_Text"><text:span text:style-name="Source_20_Text"><text:s text:c="8"/>"verdichtungs_index": 0.20,</text:span></text:p>
      <text:p text:style-name="Preformatted_20_Text"><text:span text:style-name="Source_20_Text"><text:s text:c="8"/>"textur_variabilitaet_index": 0.13,</text:span></text:p>
      <text:p text:style-name="Preformatted_20_Text"><text:span text:style-name="Source_20_Text"><text:s text:c="8"/>"mikrorelief_index": 0.09</text:span></text:p>
      <text:p text:style-name="Preformatted_20_Text"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bestand_klima": {</text:span></text:p>
      <text:p text:style-name="Preformatted_20_Text"><text:span text:style-name="Source_20_Text"><text:s text:c="8"/>"vpd_min": 0.8,</text:span></text:p>
      <text:p text:style-name="Preformatted_20_Text"><text:span text:style-name="Source_20_Text"><text:s text:c="8"/>"vpd_amplitude": 2.0,</text:span></text:p>
      <text:p text:style-name="Preformatted_20_Text"><text:span text:style-name="Source_20_Text"><text:s text:c="8"/>"belaubungs_nassereignisse": 1</text:span></text:p>
      <text:p text:style-name="Preformatted_20_Text"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bewirtschaftung": {</text:span></text:p>
      <text:p text:style-name="Preformatted_20_Text"><text:span text:style-name="Source_20_Text"><text:s text:c="8"/>"n_kg_ha": 0,</text:span></text:p>
      <text:p text:style-name="Preformatted_20_Text"><text:span text:style-name="Source_20_Text"><text:s text:c="8"/>"n_timing_index": 0.0,</text:span></text:p>
      <text:p text:style-name="Preformatted_20_Text"><text:span text:style-name="Source_20_Text"><text:s text:c="8"/>"herbizid_intensitaet_index": 0.0,</text:span></text:p>
      <text:p text:style-name="Preformatted_20_Text"><text:span text:style-name="Source_20_Text"><text:s text:c="8"/>"schutz_timing_score": 0.0,</text:span></text:p>
      <text:p text:style-name="Preformatted_20_Text"><text:span text:style-name="Source_20_Text"><text:s text:c="8"/>"aufgangs_uniformitaet_index": 0.9</text:span></text:p>
      <text:p text:style-name="Preformatted_20_Text"><text:span text:style-name="Source_20_Text"><text:s text:c="6"/>},</text:span></text:p>
      <text:p text:style-name="Preformatted_20_Text"><text:span text:style-name="Source_20_Text"/></text:p>
      <text:p text:style-name="Preformatted_20_Text"><text:span text:style-name="Source_20_Text"><text:s text:c="6"/>"pathologie": {</text:span></text:p>
      <text:p text:style-name="Preformatted_20_Text"><text:span text:style-name="Source_20_Text"><text:s text:c="8"/>"krankheitsdruck_index": 0.2,</text:span></text:p>
      <text:p text:style-name="Preformatted_20_Text"><text:span text:style-name="Source_20_Text"><text:s text:c="8"/>"krankheitsschaeden_index": 0.1,</text:span></text:p>
      <text:p text:style-name="Preformatted_20_Text"><text:span text:style-name="Source_20_Text"><text:s text:c="8"/>"lager_index": 0.2,</text:span></text:p>
      <text:p text:style-name="Preformatted_20_Text"><text:span text:style-name="Source_20_Text"><text:s text:c="8"/>"unkrautdruck_index": 0.1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,</text:span></text:p>
      <text:p text:style-name="Preformatted_20_Text"><text:span text:style-name="Source_20_Text"/></text:p>
      <text:p text:style-name="Preformatted_20_Text"><text:span text:style-name="Source_20_Text"><text:s text:c="2"/>"ertrag_t_ha": 6.8,</text:span></text:p>
      <text:p text:style-name="Preformatted_20_Text"><text:span text:style-name="Source_20_Text"><text:s text:c="2"/>"einschraenkungen": ["frost_bei_etablierung", "wasserstress_bluete"],</text:span></text:p>
      <text:p text:style-name="Preformatted_20_Text"><text:span text:style-name="Source_20_Text"><text:s text:c="2"/>"boden_fao": "CMx"</text:span></text:p>
      <text:p text:style-name="Preformatted_20_Text"><text:span text:style-name="Source_20_Text">}</text:span></text:p>
      <text:p text:style-name="P51"><text:span text:style-name="Strong_20_Emphasis"><text:span text:style-name="T2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swiss" style:font-pitch="variable"/>
    <style:font-face style:name="Carlito1" svg:font-family="Carlito" style:font-adornments="Bold" style:font-family-generic="swiss" style:font-pitch="variable"/>
    <style:font-face style:name="Carlito2" svg:font-family="Carlito" style:font-adornments="Regular" style:font-family-generic="swiss" style:font-pitch="variable"/>
    <style:font-face style:name="Cousine" svg:font-family="Cousine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style:font-name="Carlito2" fo:font-family="Carlito" style:font-style-name="Regular" style:font-family-generic="swiss" style:font-pitch="variabl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1665in" fo:margin-bottom="0.0835in" style:contextual-spacing="false" style:page-number="auto" fo:break-before="page"/>
      <style:text-properties style:font-name="Carlito1" fo:font-family="Carlito" style:font-style-name="Bold" style:font-family-generic="swiss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035in" style:type="center"/>
          <style:tab-stop style:position="6.807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035in" style:type="center"/>
          <style:tab-stop style:position="6.8075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 style:master-page-name="">
      <style:paragraph-properties fo:margin-left="0in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Carlito2" fo:font-family="Carlito" style:font-style-name="Regular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Carlito2" fo:font-family="Carlito" style:font-style-name="Regular" style:font-family-generic="swiss" style:font-pitch="variable" fo:font-size="11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sine" fo:font-family="Cousine" style:font-style-name="Regular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55in" fo:text-indent="-0.523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7992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5in" fo:text-indent="-1.0752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55in" fo:text-indent="-1.3508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Carlito" fo:font-size="10pt" officeooo:rsid="00de0e34" officeooo:paragraph-rsid="0016a4ce" style:font-size-asian="10pt" style:font-size-complex="10pt"/>
    </style:style>
    <style:style style:name="MP2" style:family="paragraph" style:parent-style-name="Footer">
      <style:text-properties style:font-name="Carlito" fo:font-size="10pt" officeooo:paragraph-rsid="00289130" style:font-size-asian="10pt" style:font-size-complex="10pt"/>
    </style:style>
    <style:style style:name="MT1" style:family="text">
      <style:text-properties fo:font-weight="normal" officeooo:rsid="0016a4ce" style:font-name-asian="Source Han Sans CN Regular" style:font-weight-asian="normal" style:font-name-complex="Lohit Devanagari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________________________________________________________________________________________________</text:p>
        <text:p text:style-name="MP2"><text:span text:style-name="Strong_20_Emphasis"><text:span text:style-name="MT1">Agronomic Validation Dossier</text:span></text:span><text:tab/> <text:tab/>- <text:page-number text:select-page="current">4</text:page-number><text:s/>-</text:p>
      </style:footer>
      <style:footer-first>
        <text:p text:style-name="MP1">________________________________________________________________________________________________</text:p>
        <text:p text:style-name="MP2"><text:span text:style-name="Strong_20_Emphasis"><text:span text:style-name="MT1">Agronomic Validation Dossier</text:span></text:span><text:tab/> <text:tab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3T08:57:33.239920828</meta:creation-date>
    <dc:title>Default</dc:title>
    <meta:editing-cycles>20</meta:editing-cycles>
    <meta:generator>LibreOffice/25.8.5.2$Linux_X86_64 LibreOffice_project/580$Build-2</meta:generator>
    <meta:editing-duration>PT2H8M30S</meta:editing-duration>
    <dc:date>2026-03-05T16:04:34.063734512</dc:date>
    <meta:print-date>2026-02-24T14:08:34.043974953</meta:print-date>
    <meta:printed-by>PDF files</meta:printed-by>
    <meta:document-statistic meta:table-count="0" meta:image-count="0" meta:object-count="0" meta:page-count="29" meta:paragraph-count="993" meta:word-count="3499" meta:character-count="36355" meta:non-whitespace-character-count="28841"/>
    <meta:template xlink:type="simple" xlink:actuate="onRequest" xlink:title="Default" xlink:href="../../../../../../usr/lib/libreoffice/share/template/common/styles/Default.ott" meta:date="2026-02-22T23:25:39.515499982"/>
  </office:meta>
</office:document-meta>
</file>